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1.5043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7862in"/>
    </style:style>
    <style:style style:name="co18" style:family="table-column">
      <style:table-column-properties fo:break-before="auto" style:column-width="0.8465in"/>
    </style:style>
    <style:style style:name="co19" style:family="table-column">
      <style:table-column-properties fo:break-before="auto" style:column-width="0.8362in"/>
    </style:style>
    <style:style style:name="co20" style:family="table-column">
      <style:table-column-properties fo:break-before="auto" style:column-width="0.8181in"/>
    </style:style>
    <style:style style:name="co21" style:family="table-column">
      <style:table-column-properties fo:break-before="auto" style:column-width="0.7429in"/>
    </style:style>
    <style:style style:name="co22" style:family="table-column">
      <style:table-column-properties fo:break-before="auto" style:column-width="0.4638in"/>
    </style:style>
    <style:style style:name="co23" style:family="table-column">
      <style:table-column-properties fo:break-before="auto" style:column-width="0.3638in"/>
    </style:style>
    <style:style style:name="co24" style:family="table-column">
      <style:table-column-properties fo:break-before="auto" style:column-width="0.6898in"/>
    </style:style>
    <style:style style:name="co25" style:family="table-column">
      <style:table-column-properties fo:break-before="auto" style:column-width="0.8146in"/>
    </style:style>
    <style:style style:name="co26" style:family="table-column">
      <style:table-column-properties fo:break-before="auto" style:column-width="0.7181in"/>
    </style:style>
    <style:style style:name="co27" style:family="table-column">
      <style:table-column-properties fo:break-before="auto" style:column-width="0.7283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8398in"/>
    </style:style>
    <style:style style:name="co30" style:family="table-column">
      <style:table-column-properties fo:break-before="auto" style:column-width="0.389in"/>
    </style:style>
    <style:style style:name="co31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alib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ltura do Pata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 Max</text:p>
          </table:table-cell>
          <table:table-cell office:value-type="float" office:value="657" calcext:value-type="float">
            <text:p>657</text:p>
          </table:table-cell>
          <table:table-cell office:value-type="float" office:value="4.9" calcext:value-type="float">
            <text:p>4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t 1</text:p>
          </table:table-cell>
          <table:table-cell office:value-type="float" office:value="428.5" calcext:value-type="float">
            <text:p>428.5</text:p>
          </table:table-cell>
          <table:table-cell office:value-type="float" office:value="2.1" calcext:value-type="float">
            <text:p>2.1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float" office:value="0.731401291095707" calcext:value-type="float">
            <text:p>0.7314012911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0000000001" calcext:value-type="float">
            <text:p>1E-011</text:p>
          </table:table-cell>
        </table:table-row>
        <table:table-row table:style-name="ro1">
          <table:table-cell office:value-type="string" calcext:value-type="string">
            <text:p>Pat 2</text:p>
          </table:table-cell>
          <table:table-cell office:value-type="float" office:value="206.3" calcext:value-type="float">
            <text:p>206.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float" office:value="460.5" calcext:value-type="float">
            <text:p>460.5</text:p>
          </table:table-cell>
          <table:table-cell office:value-type="float" office:value="1.13680111957748" calcext:value-type="float">
            <text:p>1.1368011196</text:p>
          </table:table-cell>
          <table:table-cell office:value-type="float" office:value="0.010453" calcext:value-type="float">
            <text:p>0.010453</text:p>
          </table:table-cell>
          <table:table-cell office:value-type="float" office:value="0.00000000001" calcext:value-type="float">
            <text:p>1E-011</text:p>
          </table:table-cell>
        </table:table-row>
        <table:table-row table:style-name="ro2">
          <table:table-cell office:value-type="string" calcext:value-type="string">
            <text:p>Pat 3</text:p>
          </table:table-cell>
          <table:table-cell office:value-type="float" office:value="32.72" calcext:value-type="float">
            <text:p>32.72</text:p>
          </table:table-cell>
          <table:table-cell office:value-type="float" office:value="0.78" calcext:value-type="float">
            <text:p>0.78</text:p>
          </table:table-cell>
          <table:table-cell/>
          <table:table-cell table:style-name="ce3" office:value-type="string" calcext:value-type="string">
            <text:p>Reta de calibraçao canal-energia</text:p>
          </table:table-cell>
          <table:table-cell table:number-columns-repeated="3"/>
          <table:table-cell office:value-type="float" office:value="664.7" calcext:value-type="float">
            <text:p>664.7</text:p>
          </table:table-cell>
          <table:table-cell office:value-type="float" office:value="1.60885157032994" calcext:value-type="float">
            <text:p>1.6088515703</text:p>
          </table:table-cell>
          <table:table-cell office:value-type="float" office:value="0.43895" calcext:value-type="float">
            <text:p>0.43895</text:p>
          </table:table-cell>
          <table:table-cell office:value-type="float" office:value="0.00000000001" calcext:value-type="float">
            <text:p>1E-011</text:p>
          </table:table-cell>
        </table:table-row>
        <table:table-row table:style-name="ro1">
          <table:table-cell office:value-type="string" calcext:value-type="string">
            <text:p>Chao</text:p>
          </table:table-cell>
          <table:table-cell office:value-type="float" office:value="1.9" calcext:value-type="float">
            <text:p>1.9</text:p>
          </table:table-cell>
          <table:table-cell office:value-type="float" office:value="0.47" calcext:value-type="float">
            <text:p>0.47</text:p>
          </table:table-cell>
          <table:table-cell/>
          <table:table-cell table:style-name="ce4" office:value-type="string" calcext:value-type="string" table:number-columns-spanned="4" table:number-rows-spanned="1">
            <text:p>Parametros de Ajuste</text:p>
          </table:table-cell>
          <table:covered-table-cell table:number-columns-repeated="3"/>
          <table:table-cell office:value-type="float" office:value="757.5" calcext:value-type="float">
            <text:p>757.5</text:p>
          </table:table-cell>
          <table:table-cell office:value-type="float" office:value="1.81902037223146" calcext:value-type="float">
            <text:p>1.8190203722</text:p>
          </table:table-cell>
          <table:table-cell office:value-type="float" office:value="1.293" calcext:value-type="float">
            <text:p>1.293</text:p>
          </table:table-cell>
          <table:table-cell office:value-type="float" office:value="0.00000000001" calcext:value-type="float">
            <text:p>1E-0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=a+b*x</text:p>
          </table:table-cell>
          <table:table-cell office:value-type="string" calcext:value-type="string">
            <text:p>(K vs canal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al a Meia Altu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table:formula="of:=(275.6+285.4)/2" office:value-type="float" office:value="280.5" calcext:value-type="float">
            <text:p>280.5</text:p>
          </table:table-cell>
          <table:table-cell table:formula="of:=(0.3129+0.3025)/2" office:value-type="float" office:value="0.3077" calcext:value-type="float">
            <text:p>0.307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89.63" calcext:value-type="float">
            <text:p>89.63</text:p>
          </table:table-cell>
          <table:table-cell office:value-type="float" office:value="1.332" calcext:value-type="float">
            <text:p>1.332</text:p>
          </table:table-cell>
          <table:table-cell office:value-type="string" calcext:value-type="string">
            <text:p>(keV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table:formula="of:=(449+472)/2" office:value-type="float" office:value="460.5" calcext:value-type="float">
            <text:p>460.5</text:p>
          </table:table-cell>
          <table:table-cell table:formula="of:=(0.01657+0.004336)/2" office:value-type="float" office:value="0.010453" calcext:value-type="float">
            <text:p>0.01045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.274" calcext:value-type="float">
            <text:p>2.274</text:p>
          </table:table-cell>
          <table:table-cell table:style-name="ce5" office:value-type="float" office:value="0.002893" calcext:value-type="float">
            <text:p>2.89E-003</text:p>
          </table:table-cell>
          <table:table-cell office:value-type="string" calcext:value-type="string">
            <text:p>(KeV/can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table:formula="of:=(658+671.4)/2" office:value-type="float" office:value="664.7" calcext:value-type="float">
            <text:p>664.7</text:p>
          </table:table-cell>
          <table:table-cell table:formula="of:=(0.4204+0.4575)/2" office:value-type="float" office:value="0.43895" calcext:value-type="float">
            <text:p>0.43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</text:p>
          </table:table-cell>
          <table:table-cell table:style-name="ce2" table:formula="of:=(750.8+764.2)/2" office:value-type="float" office:value="757.5" calcext:value-type="float">
            <text:p>757.5</text:p>
          </table:table-cell>
          <table:table-cell table:formula="of:=(1.328+1.258)/2" office:value-type="float" office:value="1.293" calcext:value-type="float">
            <text:p>1.293</text:p>
          </table:table-cell>
          <table:table-cell/>
          <table:table-cell office:value-type="string" calcext:value-type="string">
            <text:p>X^2/ngl</text:p>
          </table:table-cell>
          <table:table-cell office:value-type="float" office:value="3.886" calcext:value-type="float">
            <text:p>3.88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Largura do Declive</text:p>
          </table:table-cell>
          <table:table-cell table:number-columns-repeated="3"/>
          <table:table-cell table:style-name="ce4" office:value-type="string" calcext:value-type="string" table:number-columns-spanned="7" table:number-rows-spanned="1">
            <text:p>Determinação de E0</text:p>
          </table:table-cell>
          <table:covered-table-cell table:number-columns-repeated="6" table:style-name="ce1"/>
          <table:table-cell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6.5" calcext:value-type="float">
            <text:p>26.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738.5" calcext:value-type="float">
            <text:p>4738.5</text:p>
          </table:table-cell>
          <table:table-cell/>
          <table:table-cell office:value-type="float" office:value="4682.17" calcext:value-type="float">
            <text:p>4682.17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[calib.K16]*([calib.I16]-[calib.I15])+[calib.I15]" office:value-type="float" office:value="1998.49345730028" calcext:value-type="float">
            <text:p>1998.4934573003</text:p>
          </table:table-cell>
          <table:table-cell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E0(MeV)</text:p>
          </table:table-cell>
          <table:table-cell office:value-type="float" office:value="1.998493457" calcext:value-type="float">
            <text:p>1.998493457</text:p>
          </table:table-cell>
          <table:table-cell/>
          <table:table-cell office:value-type="float" office:value="4740.25" calcext:value-type="float">
            <text:p>4740.25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[calib.F15]-[calib.$H$15])/([calib.$H$16]-[calib.$H$15])" office:value-type="float" office:value="0.969869146005509" calcext:value-type="float">
            <text:p>0.969869146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7.39" calcext:value-type="float">
            <text:p>17.39</text:p>
          </table:table-cell>
          <table:table-cell office:value-type="float" office:value="0.71" calcext:value-type="float">
            <text:p>0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^2/ngl</text:p>
          </table:table-cell>
          <table:table-cell office:value-type="float" office:value="1.21" calcext:value-type="float">
            <text:p>1.2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E(Me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(He)</text:p>
          </table:table-cell>
          <table:table-cell office:value-type="float" office:value="4.002" calcext:value-type="float">
            <text:p>4.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(O)</text:p>
          </table:table-cell>
          <table:table-cell office:value-type="float" office:value="15.999" calcext:value-type="float">
            <text:p>15.999</text:p>
          </table:table-cell>
          <table:table-cell/>
          <table:table-cell table:formula="of:=((SQRT([calib.B24]^2-[calib.$B$23]^2*SIN([calib.$B$29])^2)+[calib.$B$23]*COS([calib.$B$29]))/([calib.$B$23]+[calib.B24]))^2" office:value-type="float" office:value="0.365976325083214" calcext:value-type="float">
            <text:p>0.3659763251</text:p>
          </table:table-cell>
          <table:table-cell table:formula="of:=[calib.$F$16]*[calib.D24]" office:value-type="float" office:value="0.731401291095707" calcext:value-type="float">
            <text:p>0.7314012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(Si)</text:p>
          </table:table-cell>
          <table:table-cell office:value-type="float" office:value="28.085" calcext:value-type="float">
            <text:p>28.085</text:p>
          </table:table-cell>
          <table:table-cell/>
          <table:table-cell table:formula="of:=((SQRT([calib.B25]^2-[calib.$B$23]^2*SIN([calib.$B$29])^2)+[calib.$B$23]*COS([calib.$B$29]))/([calib.$B$23]+[calib.B25]))^2" office:value-type="float" office:value="0.568829042494822" calcext:value-type="float">
            <text:p>0.5688290425</text:p>
          </table:table-cell>
          <table:table-cell table:formula="of:=[calib.$F$16]*[calib.D25]" office:value-type="float" office:value="1.13680111957748" calcext:value-type="float">
            <text:p>1.1368011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(Ge)</text:p>
          </table:table-cell>
          <table:table-cell office:value-type="float" office:value="72.63" calcext:value-type="float">
            <text:p>72.63</text:p>
          </table:table-cell>
          <table:table-cell/>
          <table:table-cell table:formula="of:=((SQRT([calib.B26]^2-[calib.$B$23]^2*SIN([calib.$B$29])^2)+[calib.$B$23]*COS([calib.$B$29]))/([calib.$B$23]+[calib.B26]))^2" office:value-type="float" office:value="0.805032192972517" calcext:value-type="float">
            <text:p>0.805032193</text:p>
          </table:table-cell>
          <table:table-cell table:formula="of:=[calib.$F$16]*[calib.D26]" office:value-type="float" office:value="1.60885157032994" calcext:value-type="float">
            <text:p>1.6088515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(Er)</text:p>
          </table:table-cell>
          <table:table-cell office:value-type="float" office:value="167.259" calcext:value-type="float">
            <text:p>167.259</text:p>
          </table:table-cell>
          <table:table-cell/>
          <table:table-cell table:formula="of:=((SQRT([calib.B27]^2-[calib.$B$23]^2*SIN([calib.$B$29])^2)+[calib.$B$23]*COS([calib.$B$29]))/([calib.$B$23]+[calib.B27]))^2" office:value-type="float" office:value="0.910195810679336" calcext:value-type="float">
            <text:p>0.9101958107</text:p>
          </table:table-cell>
          <table:table-cell table:formula="of:=[calib.$F$16]*[calib.D27]" office:value-type="float" office:value="1.81902037223146" calcext:value-type="float">
            <text:p>1.819020372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g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10"/>
        </table:table-row>
      </table:table>
      <table:table table:name="0" table:style-name="ta1"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999" table:default-cell-style-name="Default"/>
        <table:table-row table:style-name="ro1">
          <table:table-cell/>
          <table:table-cell table:style-name="ce6" office:value-type="string" calcext:value-type="string">
            <text:p>METADE ESQUERDA</text:p>
          </table:table-cell>
          <table:table-cell table:number-columns-repeated="7"/>
          <table:table-cell table:style-name="ce6" office:value-type="string" calcext:value-type="string">
            <text:p>METADE DIREIT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ltura do Patamar</text:p>
          </table:table-cell>
          <table:table-cell table:number-columns-repeated="7"/>
          <table:table-cell table:style-name="ce1" office:value-type="string" calcext:value-type="string">
            <text:p>Altura do Patamar</text:p>
          </table:table-cell>
          <table:table-cell table:number-columns-repeated="7"/>
          <table:table-cell table:style-name="ce4" office:value-type="string" calcext:value-type="string" table:number-columns-spanned="7" table:number-rows-spanned="1">
            <text:p>composicao da amostra</text:p>
          </table:table-cell>
          <table:covered-table-cell table:style-name="ce1"/>
          <table:covered-table-cell table:number-columns-repeated="5" table:style-name="ce8"/>
          <table:table-cell table:style-name="ce7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Pat 0</text:p>
          </table:table-cell>
          <table:table-cell office:value-type="float" office:value="1349.6" calcext:value-type="float">
            <text:p>1349.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Pat 0</text:p>
          </table:table-cell>
          <table:table-cell office:value-type="float" office:value="10.58" calcext:value-type="float">
            <text:p>10.58</text:p>
          </table:table-cell>
          <table:table-cell office:value-type="float" office:value="0.69" calcext:value-type="float">
            <text:p>0.69</text:p>
          </table:table-cell>
          <table:table-cell table:number-columns-repeated="7"/>
          <table:table-cell table:style-name="ce7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Pat 1</text:p>
          </table:table-cell>
          <table:table-cell office:value-type="float" office:value="1387.1" calcext:value-type="float">
            <text:p>1387.1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Pat ½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7" table:number-columns-repeated="2"/>
          <table:table-cell table:style-name="ce7" office:value-type="string" calcext:value-type="string">
            <text:p>p1</text:p>
          </table:table-cell>
          <table:table-cell table:style-name="ce7" office:value-type="string" calcext:value-type="string">
            <text:p>ep1</text:p>
          </table:table-cell>
          <table:table-cell table:style-name="ce7"/>
          <table:table-cell table:style-name="ce7" office:value-type="string" calcext:value-type="string">
            <text:p>comp</text:p>
          </table:table-cell>
          <table:table-cell table:style-name="ce7" office:value-type="string" calcext:value-type="string">
            <text:p>ecom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2</text:p>
          </table:table-cell>
          <table:table-cell office:value-type="float" office:value="1087.6" calcext:value-type="float">
            <text:p>1087.6</text:p>
          </table:table-cell>
          <table:table-cell office:value-type="float" office:value="7.1" calcext:value-type="float">
            <text:p>7.1</text:p>
          </table:table-cell>
          <table:table-cell table:number-columns-repeated="5"/>
          <table:table-cell office:value-type="string" calcext:value-type="string">
            <text:p>Pat 1</text:p>
          </table:table-cell>
          <table:table-cell office:value-type="float" office:value="2818" calcext:value-type="float">
            <text:p>28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['0'.S5]^2" office:value-type="float" office:value="81" calcext:value-type="float">
            <text:p>81</text:p>
          </table:table-cell>
          <table:table-cell table:style-name="ce7" table:formula="of:=(['0'.B4]-['0'.B5])/['0'.T5]" office:value-type="float" office:value="3.69753086419753" calcext:value-type="float">
            <text:p>3.6975308642</text:p>
          </table:table-cell>
          <table:table-cell table:style-name="ce7" table:formula="of:=SQRT(['0'.C4]^2+['0'.C5]^2)/['0'.T5]" office:value-type="float" office:value="0.143470388849953" calcext:value-type="float">
            <text:p>0.1434703888</text:p>
          </table:table-cell>
          <table:table-cell table:style-name="ce7"/>
          <table:table-cell table:style-name="ce9" table:formula="of:=['0'.U5]/['0'.$U$11]" office:value-type="percentage" office:value="0.263786655962337" calcext:value-type="percentage">
            <text:p>26.38%</text:p>
          </table:table-cell>
          <table:table-cell table:style-name="ce9" table:formula="of:=(['0'.V5]/['0'.U5])*['0'.X5]" office:value-type="percentage" office:value="0.0102353639480867" calcext:value-type="percentage">
            <text:p>1.0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3</text:p>
          </table:table-cell>
          <table:table-cell office:value-type="float" office:value="55.3" calcext:value-type="float">
            <text:p>55.3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Pat 1 ½</text:p>
          </table:table-cell>
          <table:table-cell office:value-type="float" office:value="118.2" calcext:value-type="float">
            <text:p>118.2</text:p>
          </table:table-cell>
          <table:table-cell office:value-type="float" office:value="6.4" calcext:value-type="float">
            <text:p>6.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['0'.S6]^2" office:value-type="float" office:value="121" calcext:value-type="float">
            <text:p>121</text:p>
          </table:table-cell>
          <table:table-cell table:style-name="ce7" table:formula="of:=(['0'.B5]-['0'.B8])/['0'.T6]" office:value-type="float" office:value="8.86380165289256" calcext:value-type="float">
            <text:p>8.8638016529</text:p>
          </table:table-cell>
          <table:table-cell table:style-name="ce7" table:formula="of:=SQRT(['0'.C5]^2+['0'.C8]^2)/['0'.T6]" office:value-type="float" office:value="0.058915592669743" calcext:value-type="float">
            <text:p>0.0589155927</text:p>
          </table:table-cell>
          <table:table-cell table:style-name="ce7"/>
          <table:table-cell table:style-name="ce9" table:formula="of:=['0'.U6]/['0'.$U$11]" office:value-type="percentage" office:value="0.632355126435817" calcext:value-type="percentage">
            <text:p>63.24%</text:p>
          </table:table-cell>
          <table:table-cell table:style-name="ce9" table:formula="of:=['0'.V6]/['0'.U6]*['0'.X6]" office:value-type="percentage" office:value="0.00420311492863321" calcext:value-type="percentage">
            <text:p>0.4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4</text:p>
          </table:table-cell>
          <table:table-cell office:value-type="float" office:value="99.2" calcext:value-type="float">
            <text:p>99.2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Chao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formula="of:=['0'.S7]^2" office:value-type="float" office:value="256" calcext:value-type="float">
            <text:p>256</text:p>
          </table:table-cell>
          <table:table-cell table:style-name="ce7" table:formula="of:=(['0'.B7]-['0'.B8])/['0'.T7]" office:value-type="float" office:value="0.32859375" calcext:value-type="float">
            <text:p>0.32859375</text:p>
          </table:table-cell>
          <table:table-cell table:style-name="ce7" table:formula="of:=SQRT(['0'.C7]^2+['0'.C8]^2)/['0'.T7]" office:value-type="float" office:value="0.00783161723500485" calcext:value-type="float">
            <text:p>0.0078316172</text:p>
          </table:table-cell>
          <table:table-cell table:style-name="ce7"/>
          <table:table-cell table:style-name="ce9" table:formula="of:=['0'.U7]/['0'.$U$11]" office:value-type="percentage" office:value="0.0234423050587398" calcext:value-type="percentage">
            <text:p>2.34%</text:p>
          </table:table-cell>
          <table:table-cell table:style-name="ce9" table:formula="of:=['0'.V7]/['0'.U7]*['0'.X7]" office:value-type="percentage" office:value="0.000558717748971999" calcext:value-type="percentage">
            <text:p>0.0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o</text:p>
          </table:table-cell>
          <table:table-cell office:value-type="float" office:value="15.08" calcext:value-type="float">
            <text:p>15.08</text:p>
          </table:table-cell>
          <table:table-cell office:value-type="float" office:value="0.64" calcext:value-type="float">
            <text:p>0.6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'0'.S8]^2" office:value-type="float" office:value="2500" calcext:value-type="float">
            <text:p>2500</text:p>
          </table:table-cell>
          <table:table-cell table:style-name="ce7" table:formula="of:=['0'.J5]/['0'.T8]" office:value-type="float" office:value="1.1272" calcext:value-type="float">
            <text:p>1.1272</text:p>
          </table:table-cell>
          <table:table-cell table:style-name="ce7" table:formula="of:=['0'.K5]/['0'.T8]" office:value-type="float" office:value="0.006" calcext:value-type="float">
            <text:p>0.006</text:p>
          </table:table-cell>
          <table:table-cell table:style-name="ce7"/>
          <table:table-cell table:style-name="ce9" table:formula="of:=['0'.U8]/['0'.$U$11]" office:value-type="percentage" office:value="0.0804159125431067" calcext:value-type="percentage">
            <text:p>8.04%</text:p>
          </table:table-cell>
          <table:table-cell table:style-name="ce9" table:formula="of:=['0'.V8]/['0'.U8]*['0'.X8]" office:value-type="percentage" office:value="0.000428047795651739" calcext:value-type="percentage">
            <text:p>0.04%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7"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Canal a Meia Altura</text:p>
          </table:table-cell>
          <table:table-cell table:style-name="ce8" office:value-type="string" calcext:value-type="string">
            <text:p>Canal</text:p>
          </table:table-cell>
          <table:table-cell table:style-name="ce8" office:value-type="string" calcext:value-type="string">
            <text:p>eCanal</text:p>
          </table:table-cell>
          <table:table-cell table:style-name="ce1" office:value-type="string" calcext:value-type="string">
            <text:p>Energia(MeV)</text:p>
          </table:table-cell>
          <table:table-cell table:style-name="ce1" office:value-type="string" calcext:value-type="string">
            <text:p>eE(MeV)</text:p>
          </table:table-cell>
          <table:table-cell table:style-name="ce1" office:value-type="string" calcext:value-type="string">
            <text:p>M(uma)</text:p>
          </table:table-cell>
          <table:table-cell table:style-name="ce1" office:value-type="string" calcext:value-type="string">
            <text:p>eM(uma)</text:p>
          </table:table-cell>
          <table:table-cell table:style-name="ce1"/>
          <table:table-cell table:style-name="ce1" office:value-type="string" calcext:value-type="string">
            <text:p>Canal a Meia Altura</text:p>
          </table:table-cell>
          <table:table-cell table:style-name="ce8" office:value-type="string" calcext:value-type="string">
            <text:p>Canal</text:p>
          </table:table-cell>
          <table:table-cell table:style-name="ce8" office:value-type="string" calcext:value-type="string">
            <text:p>eCanal</text:p>
          </table:table-cell>
          <table:table-cell table:style-name="ce1" office:value-type="string" calcext:value-type="string">
            <text:p>Energia(MeV)</text:p>
          </table:table-cell>
          <table:table-cell table:style-name="ce1" office:value-type="string" calcext:value-type="string">
            <text:p>eE(MeV)</text:p>
          </table:table-cell>
          <table:table-cell table:style-name="ce1" office:value-type="string" calcext:value-type="string">
            <text:p>M(uma)</text:p>
          </table:table-cell>
          <table:table-cell table:style-name="ce1" office:value-type="string" calcext:value-type="string">
            <text:p>eM(uma)</text:p>
          </table:table-cell>
          <table:table-cell table:style-name="ce1" table:number-columns-repeated="3"/>
          <table:table-cell table:style-name="ce8" table:number-columns-repeated="2"/>
          <table:table-cell table:style-name="ce8" office:value-type="string" calcext:value-type="string">
            <text:p>total</text:p>
          </table:table-cell>
          <table:table-cell table:style-name="ce8" table:number-columns-repeated="4"/>
          <table:table-cell table:style-name="ce1" table:number-columns-repeated="99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70.6" calcext:value-type="float">
            <text:p>370.6</text:p>
          </table:table-cell>
          <table:table-cell office:value-type="float" office:value="1.4" calcext:value-type="float">
            <text:p>1.4</text:p>
          </table:table-cell>
          <table:table-cell table:formula="of:=[calib.$F$9]+[calib.$F$10]*['0'.B11]*10^(-3)" office:value-type="float" office:value="90.4727444" calcext:value-type="float">
            <text:p>90.4727444</text:p>
          </table:table-cell>
          <table:table-cell table:formula="of:=SQRT( ([calib.$G$9])^2 + (['0'.B11]*[calib.$G$10]*10^(-3))^2 + (['0'.C11]*[calib.$F$10]*10^(-3))^2 )" office:value-type="float" office:value="1.33200423603139" calcext:value-type="float">
            <text:p>1.332004236</text:p>
          </table:table-cell>
          <table:table-cell table:formula="of:=-['0'.$B$26]/(['0'.D11]/1.998-1)*(1+['0'.D11]/1.998-2*SQRT(['0'.D11]/1.998)*COS(['0'.$B$27]))" office:value-type="float" office:value="-5.35761759616742" calcext:value-type="float">
            <text:p>-5.3576175962</text:p>
          </table:table-cell>
          <table:table-cell table:formula="of:=-['0'.$B$26]/(['0'.D11]/1.998-1)^2/SQRT(['0'.D11]/1.998)*((['0'.D11]/1.998+1)*COS(['0'.$B$27])-2*SQRT(['0'.D11]/1.998))*(['0'.E11]/1.998)" office:value-type="float" office:value="0.0117604787734759" calcext:value-type="float">
            <text:p>0.0117604788</text:p>
          </table:table-cell>
          <table:table-cell/>
          <table:table-cell office:value-type="string" calcext:value-type="string">
            <text:p>c5</text:p>
          </table:table-cell>
          <table:table-cell office:value-type="float" office:value="751.45" calcext:value-type="float">
            <text:p>751.45</text:p>
          </table:table-cell>
          <table:table-cell office:value-type="float" office:value="0.15" calcext:value-type="float">
            <text:p>0.15</text:p>
          </table:table-cell>
          <table:table-cell table:formula="of:=[calib.$F$9]+[calib.$F$10]*['0'.J11]*10^(-3)" office:value-type="float" office:value="91.3387973" calcext:value-type="float">
            <text:p>91.3387973</text:p>
          </table:table-cell>
          <table:table-cell table:formula="of:=SQRT( ([calib.$G$9])^2 + (['0'.J11]*[calib.$G$10]*10^(-3))^2 + (['0'.K11]*[calib.$F$10]*10^(-3))^2 )" office:value-type="float" office:value="1.33200181771101" calcext:value-type="float">
            <text:p>1.3320018177</text:p>
          </table:table-cell>
          <table:table-cell table:formula="of:=-['0'.$B$26]/(['0'.L11]/1.998-1)*(1+['0'.L11]/1.998-2*SQRT(['0'.L11]/1.998)*COS(['0'.$B$27]))" office:value-type="float" office:value="-5.35003193706237" calcext:value-type="float">
            <text:p>-5.3500319371</text:p>
          </table:table-cell>
          <table:table-cell table:formula="of:=-['0'.$B$26]/(['0'.L11]/1.998-1)^2/SQRT(['0'.L11]/1.998)*((['0'.L11]/1.998+1)*COS(['0'.$B$27])-2*SQRT(['0'.L11]/1.998))*(['0'.M11]/1.998)" office:value-type="float" office:value="0.0115740586588113" calcext:value-type="float">
            <text:p>0.0115740587</text:p>
          </table:table-cell>
          <table:table-cell table:number-columns-repeated="3"/>
          <table:table-cell table:style-name="ce7" table:number-columns-repeated="2"/>
          <table:table-cell table:style-name="ce7" table:formula="of:=['0'.U5]+['0'.U6]+['0'.U7]+['0'.U8]" office:value-type="float" office:value="14.0171262670901" calcext:value-type="float">
            <text:p>14.0171262671</text:p>
          </table:table-cell>
          <table:table-cell table:style-name="ce7"/>
          <table:table-cell table:style-name="ce9" table:formula="of:=SUM(['0'.X5:.X8])" office:value-type="percentage" office:value="1" calcext:value-type="percentage">
            <text:p>100.00%</text:p>
          </table:table-cell>
          <table:table-cell table:style-name="ce7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444.73" calcext:value-type="float">
            <text:p>444.73</text:p>
          </table:table-cell>
          <table:table-cell office:value-type="float" office:value="0.19" calcext:value-type="float">
            <text:p>0.19</text:p>
          </table:table-cell>
          <table:table-cell table:formula="of:=[calib.$F$9]+[calib.$F$10]*['0'.B12]*10^(-3)" office:value-type="float" office:value="90.64131602" calcext:value-type="float">
            <text:p>90.64131602</text:p>
          </table:table-cell>
          <table:table-cell table:formula="of:=SQRT( ([calib.$G$9])^2 + (['0'.B12]*[calib.$G$10]*10^(-3))^2 + (['0'.C12]*[calib.$F$10]*10^(-3))^2 )" office:value-type="float" office:value="1.3320006914508" calcext:value-type="float">
            <text:p>1.3320006915</text:p>
          </table:table-cell>
          <table:table-cell table:formula="of:=-['0'.$B$26]/(['0'.D12]/1.998-1)*(1+['0'.D12]/1.998-2*SQRT(['0'.D12]/1.998)*COS(['0'.$B$27]))" office:value-type="float" office:value="-5.35613157230099" calcext:value-type="float">
            <text:p>-5.3561315723</text:p>
          </table:table-cell>
          <table:table-cell table:formula="of:=-['0'.$B$26]/(['0'.D12]/1.998-1)^2/SQRT(['0'.D12]/1.998)*((['0'.D12]/1.998+1)*COS(['0'.$B$27])-2*SQRT(['0'.D12]/1.998))*(['0'.E12]/1.998)" office:value-type="float" office:value="0.011723783657011" calcext:value-type="float">
            <text:p>0.0117237837</text:p>
          </table:table-cell>
          <table:table-cell/>
          <table:table-cell office:value-type="string" calcext:value-type="string">
            <text:p>c6</text:p>
          </table:table-cell>
          <table:table-cell office:value-type="float" office:value="823.44" calcext:value-type="float">
            <text:p>823.44</text:p>
          </table:table-cell>
          <table:table-cell office:value-type="float" office:value="0.16" calcext:value-type="float">
            <text:p>0.16</text:p>
          </table:table-cell>
          <table:table-cell table:formula="of:=[calib.$F$9]+[calib.$F$10]*['0'.J12]*10^(-3)" office:value-type="float" office:value="91.50250256" calcext:value-type="float">
            <text:p>91.50250256</text:p>
          </table:table-cell>
          <table:table-cell table:formula="of:=SQRT( ([calib.$G$9])^2 + (['0'.J12]*[calib.$G$10]*10^(-3))^2 + (['0'.K12]*[calib.$F$10]*10^(-3))^2 )" office:value-type="float" office:value="1.33200217992058" calcext:value-type="float">
            <text:p>1.3320021799</text:p>
          </table:table-cell>
          <table:table-cell table:formula="of:=-['0'.$B$26]/(['0'.L12]/1.998-1)*(1+['0'.L12]/1.998-2*SQRT(['0'.L12]/1.998)*COS(['0'.$B$27]))" office:value-type="float" office:value="-5.34861159941229" calcext:value-type="float">
            <text:p>-5.3486115994</text:p>
          </table:table-cell>
          <table:table-cell table:formula="of:=-['0'.$B$26]/(['0'.L12]/1.998-1)^2/SQRT(['0'.L12]/1.998)*((['0'.L12]/1.998+1)*COS(['0'.$B$27])-2*SQRT(['0'.L12]/1.998))*(['0'.M12]/1.998)" office:value-type="float" office:value="0.0115393698099897" calcext:value-type="float">
            <text:p>0.01153936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89.17" calcext:value-type="float">
            <text:p>489.17</text:p>
          </table:table-cell>
          <table:table-cell office:value-type="float" office:value="0.84" calcext:value-type="float">
            <text:p>0.84</text:p>
          </table:table-cell>
          <table:table-cell table:formula="of:=[calib.$F$9]+[calib.$F$10]*['0'.B13]*10^(-3)" office:value-type="float" office:value="90.74237258" calcext:value-type="float">
            <text:p>90.74237258</text:p>
          </table:table-cell>
          <table:table-cell table:formula="of:=SQRT( ([calib.$G$9])^2 + (['0'.B13]*[calib.$G$10]*10^(-3))^2 + (['0'.C13]*[calib.$F$10]*10^(-3))^2 )" office:value-type="float" office:value="1.33200212139996" calcext:value-type="float">
            <text:p>1.3320021214</text:p>
          </table:table-cell>
          <table:table-cell table:formula="of:=-['0'.$B$26]/(['0'.D13]/1.998-1)*(1+['0'.D13]/1.998-2*SQRT(['0'.D13]/1.998)*COS(['0'.$B$27]))" office:value-type="float" office:value="-5.35524294016895" calcext:value-type="float">
            <text:p>-5.3552429402</text:p>
          </table:table-cell>
          <table:table-cell table:formula="of:=-['0'.$B$26]/(['0'.D13]/1.998-1)^2/SQRT(['0'.D13]/1.998)*((['0'.D13]/1.998+1)*COS(['0'.$B$27])-2*SQRT(['0'.D13]/1.998))*(['0'.E13]/1.998)" office:value-type="float" office:value="0.0117019061079342" calcext:value-type="float">
            <text:p>0.0117019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51.34" calcext:value-type="float">
            <text:p>551.34</text:p>
          </table:table-cell>
          <table:table-cell office:value-type="float" office:value="0.69" calcext:value-type="float">
            <text:p>0.69</text:p>
          </table:table-cell>
          <table:table-cell table:formula="of:=[calib.$F$9]+[calib.$F$10]*['0'.B14]*10^(-3)" office:value-type="float" office:value="90.88374716" calcext:value-type="float">
            <text:p>90.88374716</text:p>
          </table:table-cell>
          <table:table-cell table:formula="of:=SQRT( ([calib.$G$9])^2 + (['0'.B14]*[calib.$G$10]*10^(-3))^2 + (['0'.C14]*[calib.$F$10]*10^(-3))^2 )" office:value-type="float" office:value="1.33200187915003" calcext:value-type="float">
            <text:p>1.3320018792</text:p>
          </table:table-cell>
          <table:table-cell table:formula="of:=-['0'.$B$26]/(['0'.D14]/1.998-1)*(1+['0'.D14]/1.998-2*SQRT(['0'.D14]/1.998)*COS(['0'.$B$27]))" office:value-type="float" office:value="-5.35400255645616" calcext:value-type="float">
            <text:p>-5.3540025565</text:p>
          </table:table-cell>
          <table:table-cell table:formula="of:=-['0'.$B$26]/(['0'.D14]/1.998-1)^2/SQRT(['0'.D14]/1.998)*((['0'.D14]/1.998+1)*COS(['0'.$B$27])-2*SQRT(['0'.D14]/1.998))*(['0'.E14]/1.998)" office:value-type="float" office:value="0.011671392248322" calcext:value-type="float">
            <text:p>0.0116713922</text:p>
          </table:table-cell>
          <table:table-cell/>
          <table:table-cell table:style-name="ce1" office:value-type="string" calcext:value-type="string">
            <text:p>Largura do Declive</text:p>
          </table:table-cell>
          <table:table-cell table:number-columns-repeated="2"/>
          <table:table-cell table:formula="of:=['0'.L12]-['0'.L11]" office:value-type="float" office:value="0.16370526" calcext:value-type="float">
            <text:p>0.16370526</text:p>
          </table:table-cell>
          <table:table-cell table:number-columns-repeated="4"/>
          <table:table-cell table:style-name="ce4" office:value-type="string" calcext:value-type="string" table:number-columns-spanned="7" table:number-rows-spanned="1">
            <text:p>Espessura dos Filmes</text:p>
          </table:table-cell>
          <table:covered-table-cell table:number-columns-repeated="6" table:style-name="ce1"/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w5</text:p>
          </table:table-cell>
          <table:table-cell office:value-type="float" office:value="11.56" calcext:value-type="float">
            <text:p>11.56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table:style-name="ce7" office:value-type="string" calcext:value-type="string">
            <text:p>DE (MeV)</text:p>
          </table:table-cell>
          <table:table-cell office:value-type="string" calcext:value-type="string">
            <text:p>eDE (MeV)</text:p>
          </table:table-cell>
          <table:table-cell table:style-name="ce7" office:value-type="string" calcext:value-type="string">
            <text:p>t(g/cm^(-2))</text:p>
          </table:table-cell>
          <table:table-cell table:style-name="ce7" office:value-type="string" calcext:value-type="string">
            <text:p>et(g/cm^(-2))</text:p>
          </table:table-cell>
          <table:table-cell office:value-type="string" calcext:value-type="string">
            <text:p>t(um)</text:p>
          </table:table-cell>
          <table:table-cell office:value-type="string" calcext:value-type="string">
            <text:p>et(um)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Largura do Declive</text:p>
          </table:table-cell>
          <table:table-cell table:number-columns-repeated="7"/>
          <table:table-cell office:value-type="string" calcext:value-type="string">
            <text:p>w6</text:p>
          </table:table-cell>
          <table:table-cell office:value-type="float" office:value="11.67" calcext:value-type="float">
            <text:p>11.67</text:p>
          </table:table-cell>
          <table:table-cell office:value-type="float" office:value="0.21" calcext:value-type="float">
            <text:p>0.2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'0'.D14]-['0'.D13]" office:value-type="float" office:value="0.141374580000004" calcext:value-type="float">
            <text:p>0.14137458</text:p>
          </table:table-cell>
          <table:table-cell table:formula="of:=['0'.E13]" office:value-type="float" office:value="1.33200212139996" calcext:value-type="float">
            <text:p>1.3320021214</text:p>
          </table:table-cell>
          <table:table-cell table:style-name="ce7" table:formula="of:=['0'.U16]/['0'.W20]" office:value-type="float" office:value="0.0000031229448400127" calcext:value-type="float">
            <text:p>3.1229448400127E-006</text:p>
          </table:table-cell>
          <table:table-cell table:style-name="ce7" table:formula="of:=SQRT( (['0'.V16]/['0'.W20])^2 + (['0'.X20]*['0'.U16]/['0'.W20]^2)^2 )" office:value-type="float" office:value="0.0000294237780067202" calcext:value-type="float">
            <text:p>2.94237780067202E-005</text:p>
          </table:table-cell>
          <table:table-cell table:formula="of:=['0'.W16]*10*10^6/2.07" office:value-type="float" office:value="15.0866900483705" calcext:value-type="float">
            <text:p>15.0866900484</text:p>
          </table:table-cell>
          <table:table-cell table:formula="of:=['0'.X16]*10*10^6/2.07" office:value-type="float" office:value="142.143855104928" calcext:value-type="float">
            <text:p>142.143855104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3.3" calcext:value-type="float">
            <text:p>23.3</text:p>
          </table:table-cell>
          <table:table-cell office:value-type="float" office:value="2.1" calcext:value-type="float">
            <text:p>2.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table:formula="of:=['0'.L12]-['0'.L11]" office:value-type="float" office:value="0.16370526" calcext:value-type="float">
            <text:p>0.16370526</text:p>
          </table:table-cell>
          <table:table-cell table:formula="of:=['0'.M11]" office:value-type="float" office:value="1.33200181771101" calcext:value-type="float">
            <text:p>1.3320018177</text:p>
          </table:table-cell>
          <table:table-cell table:style-name="ce7" table:formula="of:=['0'.U17]/['0'.W21]" office:value-type="float" office:value="0.00000683794450482225" calcext:value-type="float">
            <text:p>6.83794450482225E-006</text:p>
          </table:table-cell>
          <table:table-cell table:style-name="ce7" table:formula="of:=SQRT( (['0'.V17]/['0'.W21])^2 + (['0'.X21]*['0'.U17]/['0'.W21]^2)^2 )" office:value-type="float" office:value="0.0000556376040257518" calcext:value-type="float">
            <text:p>5.56376040257518E-005</text:p>
          </table:table-cell>
          <table:table-cell table:formula="of:=['0'.W17]/4.54*10*10^6" office:value-type="float" office:value="15.0615517727362" calcext:value-type="float">
            <text:p>15.0615517727</text:p>
          </table:table-cell>
          <table:table-cell table:formula="of:=['0'.X17]/5.769*10*10^6" office:value-type="float" office:value="96.4423713394901" calcext:value-type="float">
            <text:p>96.442371339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13.53" calcext:value-type="float">
            <text:p>13.53</text:p>
          </table:table-cell>
          <table:table-cell office:value-type="float" office:value="0.26" calcext:value-type="float">
            <text:p>0.26</text:p>
          </table:table-cell>
          <table:table-cell table:number-columns-repeated="5"/>
          <table:table-cell table:style-name="ce1" office:value-type="string" calcext:value-type="string">
            <text:p>Ponto de Apoio Inte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lesq</text:p>
          </table:table-cell>
          <table:table-cell office:value-type="float" office:value="716.72" calcext:value-type="float">
            <text:p>716.72</text:p>
          </table:table-cell>
          <table:table-cell office:value-type="float" office:value="0.91" calcext:value-type="float">
            <text:p>0.91</text:p>
          </table:table-cell>
          <table:table-cell table:number-columns-repeated="9"/>
          <table:table-cell table:style-name="ce7" office:value-type="string" calcext:value-type="string">
            <text:p>dE/dx(E0)</text:p>
          </table:table-cell>
          <table:table-cell table:style-name="ce7" office:value-type="string" calcext:value-type="string">
            <text:p>dE/dt (E’0)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dir</text:p>
          </table:table-cell>
          <table:table-cell office:value-type="float" office:value="871.3" calcext:value-type="float">
            <text:p>871.3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(1.024*10^3+912.5)/2" office:value-type="float" office:value="968.25" calcext:value-type="float">
            <text:p>968.25</text:p>
          </table:table-cell>
          <table:table-cell table:formula="of:=(1.266*10^3+1187)/2" office:value-type="float" office:value="1226.5" calcext:value-type="float">
            <text:p>1226.5</text:p>
          </table:table-cell>
          <table:table-cell table:style-name="ce7" table:formula="of:=(['0'.D14]*['0'.U20]/1.998+['0'.V20]/COS(['0'.$B$28]))" office:value-type="float" office:value="45269.6372310661" calcext:value-type="float">
            <text:p>45269.6372310661</text:p>
          </table:table-cell>
          <table:table-cell table:style-name="ce7" table:formula="of:=ABS(['0'.E14]/1.998*['0'.U20]/COS(['0'.B27]))" office:value-type="float" office:value="668.27171723327" calcext:value-type="float">
            <text:p>668.271717233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LEGENDA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office:value-type="float" office:value="510.9" calcext:value-type="float">
            <text:p>510.9</text:p>
          </table:table-cell>
          <table:table-cell office:value-type="float" office:value="543" calcext:value-type="float">
            <text:p>543</text:p>
          </table:table-cell>
          <table:table-cell table:style-name="ce7" table:formula="of:=(['0'.U21]*['0'.L12]/1.998+['0'.V21]/COS(['0'.B28]))" office:value-type="float" office:value="23940.7119909429" calcext:value-type="float">
            <text:p>23940.7119909429</text:p>
          </table:table-cell>
          <table:table-cell table:style-name="ce7" table:formula="of:=['0'.U21]*['0'.M12]/1.998/COS(['0'.B28])" office:value-type="float" office:value="340.60055741813" calcext:value-type="float">
            <text:p>340.600557418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^2/ngl</text:p>
          </table:table-cell>
          <table:table-cell office:value-type="float" office:value="1.317" calcext:value-type="float">
            <text:p>1.317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Patamar inicial – valor da massa</text:p>
          </table:table-cell>
          <table:table-cell table:number-columns-repeated="3"/>
          <table:table-cell office:value-type="string" calcext:value-type="string">
            <text:p>X^2/ngl</text:p>
          </table:table-cell>
          <table:table-cell office:value-type="float" office:value="2.004" calcext:value-type="float">
            <text:p>2.00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2</text:p>
          </table:table-cell>
          <table:table-cell office:value-type="string" calcext:value-type="string">
            <text:p>Patamar inicial – valor da mass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3</text:p>
          </table:table-cell>
          <table:table-cell office:value-type="string" calcext:value-type="string">
            <text:p>Patamar final – utilizar para espessur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4</text:p>
          </table:table-cell>
          <table:table-cell office:value-type="string" calcext:value-type="string">
            <text:p>Patamar inicial – valor da massa</text:p>
          </table:table-cell>
          <table:table-cell table:number-columns-repeated="13"/>
          <table:table-cell office:value-type="string" calcext:value-type="string">
            <text:p>e0</text:p>
          </table:table-cell>
          <table:table-cell office:value-type="float" office:value="1.998" calcext:value-type="float">
            <text:p>1.9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(He)</text:p>
          </table:table-cell>
          <table:table-cell office:value-type="float" office:value="4.002" calcext:value-type="float">
            <text:p>4.002</text:p>
          </table:table-cell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Patamar final – utilizar para espessura</text:p>
          </table:table-cell>
          <table:table-cell table:number-columns-repeated="13"/>
          <table:table-cell office:value-type="string" calcext:value-type="string">
            <text:p>E’0</text:p>
          </table:table-cell>
          <table:table-cell office:value-type="float" office:value="1.098" calcext:value-type="float">
            <text:p>1.0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ng scattering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Patamar inicial – valor da mas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 inciden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ce7"/>
        <table:table-column table:style-name="co3" table:default-cell-style-name="ce7"/>
        <table:table-column table:style-name="co1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7"/>
        <table:table-column table:style-name="co1" table:number-columns-repeated="3" table:default-cell-style-name="ce7"/>
        <table:table-column table:style-name="co14" table:default-cell-style-name="ce7"/>
        <table:table-column table:style-name="co15" table:default-cell-style-name="ce7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Altura do Patamar</text:p>
          </table:table-cell>
          <table:table-cell table:style-name="ce10" office:value-type="string" calcext:value-type="string" table:number-columns-spanned="2" table:number-rows-spanned="1">
            <text:p>METADE ESQUERDA</text:p>
          </table:table-cell>
          <table:covered-table-cell table:style-name="ce8"/>
          <table:table-cell table:style-name="ce1" table:number-columns-repeated="5"/>
          <table:table-cell table:style-name="ce1" office:value-type="string" calcext:value-type="string">
            <text:p>Altura do Patamar</text:p>
          </table:table-cell>
          <table:table-cell table:style-name="ce10" office:value-type="string" calcext:value-type="string" table:number-columns-spanned="2" table:number-rows-spanned="1">
            <text:p>METADE DIREITA</text:p>
          </table:table-cell>
          <table:covered-table-cell table:style-name="ce8"/>
          <table:table-cell table:style-name="ce1" table:number-columns-repeated="7"/>
          <table:table-cell table:style-name="ce8" table:number-columns-repeated="7"/>
          <table:table-cell table:style-name="ce1" table:number-columns-repeated="999"/>
        </table:table-row>
        <table:table-row table:style-name="ro1">
          <table:table-cell office:value-type="string" calcext:value-type="string">
            <text:p>Pat 0</text:p>
          </table:table-cell>
          <table:table-cell office:value-type="float" office:value="1095.5" calcext:value-type="float">
            <text:p>1095.5</text:p>
          </table:table-cell>
          <table:table-cell office:value-type="float" office:value="5.8" calcext:value-type="float">
            <text:p>5.8</text:p>
          </table:table-cell>
          <table:table-cell table:number-columns-repeated="5"/>
          <table:table-cell office:value-type="string" calcext:value-type="string">
            <text:p>Pat 0</text:p>
          </table:table-cell>
          <table:table-cell office:value-type="float" office:value="11.11" calcext:value-type="float">
            <text:p>11.11</text:p>
          </table:table-cell>
          <table:table-cell office:value-type="float" office:value="0.81" calcext:value-type="float">
            <text:p>0.81</text:p>
          </table:table-cell>
          <table:table-cell table:number-columns-repeated="5"/>
          <table:table-cell table:style-name="ce4" office:value-type="string" calcext:value-type="string" table:number-columns-spanned="7" table:number-rows-spanned="1">
            <text:p>composicao da amostra</text:p>
          </table:table-cell>
          <table:covered-table-cell table:style-name="ce1"/>
          <table:covered-table-cell table:number-columns-repeated="5" table:style-name="ce8"/>
          <table:table-cell table:number-columns-repeated="1001"/>
        </table:table-row>
        <table:table-row table:style-name="ro1">
          <table:table-cell office:value-type="string" calcext:value-type="string">
            <text:p>Pat 0 ½</text:p>
          </table:table-cell>
          <table:table-cell office:value-type="float" office:value="1181" calcext:value-type="float">
            <text:p>118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Pat ½</text:p>
          </table:table-cell>
          <table:table-cell office:value-type="float" office:value="144.9" calcext:value-type="float">
            <text:p>144.9</text:p>
          </table:table-cell>
          <table:table-cell office:value-type="float" office:value="9.1" calcext:value-type="float">
            <text:p>9.1</text:p>
          </table:table-cell>
          <table:table-cell table:number-columns-repeated="9"/>
          <table:table-cell office:value-type="string" calcext:value-type="string">
            <text:p>p1</text:p>
          </table:table-cell>
          <table:table-cell office:value-type="string" calcext:value-type="string">
            <text:p>ep1</text:p>
          </table:table-cell>
          <table:table-cell/>
          <table:table-cell office:value-type="string" calcext:value-type="string">
            <text:p>comp</text:p>
          </table:table-cell>
          <table:table-cell office:value-type="string" calcext:value-type="string">
            <text:p>ecom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1</text:p>
          </table:table-cell>
          <table:table-cell office:value-type="float" office:value="1079" calcext:value-type="float">
            <text:p>107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Pat 1</text:p>
          </table:table-cell>
          <table:table-cell office:value-type="float" office:value="2574" calcext:value-type="float">
            <text:p>257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'1'.S4]^2" office:value-type="float" office:value="81" calcext:value-type="float">
            <text:p>81</text:p>
          </table:table-cell>
          <table:table-cell table:formula="of:=(['1'.B4]-['1'.B5])/['1'.T4]" office:value-type="float" office:value="2.31481481481481" calcext:value-type="float">
            <text:p>2.3148148148</text:p>
          </table:table-cell>
          <table:table-cell table:formula="of:=SQRT(['1'.C4]^2+['1'.C5]^2)/['1'.T4]" office:value-type="float" office:value="0.194357221275599" calcext:value-type="float">
            <text:p>0.1943572213</text:p>
          </table:table-cell>
          <table:table-cell office:value-type="string" calcext:value-type="string">
            <text:p>b4-b5</text:p>
          </table:table-cell>
          <table:table-cell table:style-name="ce9" table:formula="of:=['1'.U4]/['1'.U10]" office:value-type="percentage" office:value="0.21241881732654" calcext:value-type="percentage">
            <text:p>21.24%</text:p>
          </table:table-cell>
          <table:table-cell table:style-name="ce9" table:formula="of:=(['1'.V4]/['1'.U4])*['1'.X4]" office:value-type="percentage" office:value="0.0178351766275257" calcext:value-type="percentage">
            <text:p>1.7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2</text:p>
          </table:table-cell>
          <table:table-cell office:value-type="float" office:value="891.5" calcext:value-type="float">
            <text:p>891.5</text:p>
          </table:table-cell>
          <table:table-cell office:value-type="float" office:value="7.2" calcext:value-type="float">
            <text:p>7.2</text:p>
          </table:table-cell>
          <table:table-cell table:number-columns-repeated="5"/>
          <table:table-cell office:value-type="string" calcext:value-type="string">
            <text:p>Pat 1 ½</text:p>
          </table:table-cell>
          <table:table-cell office:value-type="float" office:value="84.1" calcext:value-type="float">
            <text:p>84.1</text:p>
          </table:table-cell>
          <table:table-cell office:value-type="float" office:value="4.9" calcext:value-type="float">
            <text:p>4.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formula="of:=['1'.S5]^2" office:value-type="float" office:value="121" calcext:value-type="float">
            <text:p>121</text:p>
          </table:table-cell>
          <table:table-cell table:formula="of:=(['1'.B5]-['1'.B8])/['1'.T5]" office:value-type="float" office:value="7.25190082644628" calcext:value-type="float">
            <text:p>7.2519008264</text:p>
          </table:table-cell>
          <table:table-cell table:formula="of:=SQRT(['1'.C5]^2+['1'.C7]^2)/['1'.T5]" office:value-type="float" office:value="0.0609556658333414" calcext:value-type="float">
            <text:p>0.0609556658</text:p>
          </table:table-cell>
          <table:table-cell office:value-type="string" calcext:value-type="string">
            <text:p>b3-b2</text:p>
          </table:table-cell>
          <table:table-cell table:style-name="ce9" table:formula="of:=['1'.U5]/['1'.U10]" office:value-type="percentage" office:value="0.66547016507077" calcext:value-type="percentage">
            <text:p>66.55%</text:p>
          </table:table-cell>
          <table:table-cell table:style-name="ce9" table:formula="of:=['1'.V5]/['1'.U5]*['1'.X5]" office:value-type="percentage" office:value="0.00559359235252952" calcext:value-type="percentage">
            <text:p>0.5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3</text:p>
          </table:table-cell>
          <table:table-cell office:value-type="float" office:value="50.1" calcext:value-type="float">
            <text:p>50.1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Chao</text:p>
          </table:table-cell>
          <table:table-cell office:value-type="float" office:value="3.75" calcext:value-type="float">
            <text:p>3.75</text:p>
          </table:table-cell>
          <table:table-cell office:value-type="float" office:value="0.59" calcext:value-type="float">
            <text:p>0.5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table:formula="of:=['1'.S6]^2" office:value-type="float" office:value="256" calcext:value-type="float">
            <text:p>256</text:p>
          </table:table-cell>
          <table:table-cell table:formula="of:=(['1'.B7]-['1'.B8])/['1'.T6]" office:value-type="float" office:value="0.30109375" calcext:value-type="float">
            <text:p>0.30109375</text:p>
          </table:table-cell>
          <table:table-cell table:formula="of:=SQRT(['1'.C7]^2+['1'.C8]^2)/['1'.T6]" office:value-type="float" office:value="0.00668881868569901" calcext:value-type="float">
            <text:p>0.0066888187</text:p>
          </table:table-cell>
          <table:table-cell/>
          <table:table-cell table:style-name="ce9" table:formula="of:=['1'.U6]/['1'.U10]" office:value-type="percentage" office:value="0.0276298466167064" calcext:value-type="percentage">
            <text:p>2.76%</text:p>
          </table:table-cell>
          <table:table-cell table:style-name="ce9" table:formula="of:=['1'.V6]/['1'.U6]*['1'.X6]" office:value-type="percentage" office:value="0.00061379897235603" calcext:value-type="percentage">
            <text:p>0.0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4</text:p>
          </table:table-cell>
          <table:table-cell office:value-type="float" office:value="91.1" calcext:value-type="float">
            <text:p>91.1</text:p>
          </table:table-cell>
          <table:table-cell office:value-type="float" office:value="1.6" calcext:value-type="float">
            <text:p>1.6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table:formula="of:=['1'.S7]^2" office:value-type="float" office:value="2500" calcext:value-type="float">
            <text:p>2500</text:p>
          </table:table-cell>
          <table:table-cell table:formula="of:=['1'.J4]/['1'.T7]" office:value-type="float" office:value="1.0296" calcext:value-type="float">
            <text:p>1.0296</text:p>
          </table:table-cell>
          <table:table-cell table:formula="of:=['1'.K4]/['1'.T7]" office:value-type="float" office:value="0.0048" calcext:value-type="float">
            <text:p>0.0048</text:p>
          </table:table-cell>
          <table:table-cell/>
          <table:table-cell table:style-name="ce9" table:formula="of:=['1'.U7]/['1'.U10]" office:value-type="percentage" office:value="0.0944811709859833" calcext:value-type="percentage">
            <text:p>9.45%</text:p>
          </table:table-cell>
          <table:table-cell table:style-name="ce9" table:formula="of:=['1'.V7]/['1'.U7]*['1'.X7]" office:value-type="percentage" office:value="0.000440471659608314" calcext:value-type="percentage">
            <text:p>0.0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o</text:p>
          </table:table-cell>
          <table:table-cell office:value-type="float" office:value="14.02" calcext:value-type="float">
            <text:p>14.02</text:p>
          </table:table-cell>
          <table:table-cell office:value-type="float" office:value="0.61" calcext:value-type="float">
            <text:p>0.61</text:p>
          </table:table-cell>
          <table:table-cell table:number-columns-repeated="1021"/>
        </table:table-row>
        <table:table-row table:style-name="ro1">
          <table:table-cell table:number-columns-repeated="16"/>
          <table:table-cell table:style-name="ce1" table:number-columns-repeated="2"/>
          <table:table-cell table:style-name="ce8" table:number-columns-repeated="2"/>
          <table:table-cell table:style-name="ce8" office:value-type="string" calcext:value-type="string">
            <text:p>total</text:p>
          </table:table-cell>
          <table:table-cell table:style-name="ce8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>
            <text:p>Canal a Meia Altura</text:p>
          </table:table-cell>
          <table:table-cell table:style-name="ce8" office:value-type="string" calcext:value-type="string">
            <text:p>Canal</text:p>
          </table:table-cell>
          <table:table-cell table:style-name="ce8" office:value-type="string" calcext:value-type="string">
            <text:p>eCanal</text:p>
          </table:table-cell>
          <table:table-cell table:style-name="ce1" office:value-type="string" calcext:value-type="string">
            <text:p>Energia(MeV)</text:p>
          </table:table-cell>
          <table:table-cell table:style-name="ce1" office:value-type="string" calcext:value-type="string">
            <text:p>eE(MeV)</text:p>
          </table:table-cell>
          <table:table-cell table:style-name="ce1" office:value-type="string" calcext:value-type="string">
            <text:p>M(uma)</text:p>
          </table:table-cell>
          <table:table-cell table:style-name="ce1" office:value-type="string" calcext:value-type="string">
            <text:p>eM(uma)</text:p>
          </table:table-cell>
          <table:table-cell table:style-name="ce1"/>
          <table:table-cell table:style-name="ce1" office:value-type="string" calcext:value-type="string">
            <text:p>Canal a Meia Altura</text:p>
          </table:table-cell>
          <table:table-cell table:style-name="ce8" office:value-type="string" calcext:value-type="string">
            <text:p>Canal</text:p>
          </table:table-cell>
          <table:table-cell table:style-name="ce8" office:value-type="string" calcext:value-type="string">
            <text:p>eCanal</text:p>
          </table:table-cell>
          <table:table-cell table:style-name="ce1" office:value-type="string" calcext:value-type="string">
            <text:p>Energia(MeV)</text:p>
          </table:table-cell>
          <table:table-cell table:style-name="ce1" office:value-type="string" calcext:value-type="string">
            <text:p>eE(MeV)</text:p>
          </table:table-cell>
          <table:table-cell table:style-name="ce1" office:value-type="string" calcext:value-type="string">
            <text:p>M(uma)</text:p>
          </table:table-cell>
          <table:table-cell table:style-name="ce1" office:value-type="string" calcext:value-type="string">
            <text:p>eM(uma)</text:p>
          </table:table-cell>
          <table:table-cell table:style-name="ce1"/>
          <table:table-cell table:number-columns-repeated="4"/>
          <table:table-cell table:formula="of:=['1'.U4]+['1'.U5]+['1'.U6]+['1'.U7]" office:value-type="float" office:value="10.8974093912611" calcext:value-type="float">
            <text:p>10.8974093913</text:p>
          </table:table-cell>
          <table:table-cell table:number-columns-repeated="4"/>
          <table:table-cell table:style-name="ce1" table:number-columns-repeated="99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91.5" calcext:value-type="float">
            <text:p>291.5</text:p>
          </table:table-cell>
          <table:table-cell office:value-type="float" office:value="1.9" calcext:value-type="float">
            <text:p>1.9</text:p>
          </table:table-cell>
          <table:table-cell table:formula="of:=[calib.$F$9]+[calib.$F$10]*10^(-3)*['1'.B11]" office:value-type="float" office:value="90.292871" calcext:value-type="float">
            <text:p>90.292871</text:p>
          </table:table-cell>
          <table:table-cell table:formula="of:=SQRT([calib.$G$9]^2+([calib.$G$10]*10^(-3)*['1'.B11])^2+([calib.$F$10]*10^(-3)*['1'.C11])^2)" office:value-type="float" office:value="1.33200727428767" calcext:value-type="float">
            <text:p>1.3320072743</text:p>
          </table:table-cell>
          <table:table-cell table:formula="of:=-['1'.$B$27]/(['1'.D11]/1.998-1)*(1+['1'.D11]/1.998-2*SQRT(['1'.D11]/1.998)*COS(['1'.$B$28]))" office:value-type="float" office:value="-5.3592083803002" calcext:value-type="float">
            <text:p>-5.3592083803</text:p>
          </table:table-cell>
          <table:table-cell table:formula="of:=-['1'.$B$27]/(['1'.D11]/1.998-1)^2/SQRT(['1'.D11]/1.998)*((['1'.D11]/1.998+1)*COS(['1'.$B$28])-2*SQRT(['1'.D11]/1.998))*(['1'.E11]/1.998)" office:value-type="float" office:value="0.0117998346211009" calcext:value-type="float">
            <text:p>0.0117998346</text:p>
          </table:table-cell>
          <table:table-cell/>
          <table:table-cell office:value-type="string" calcext:value-type="string">
            <text:p>c6</text:p>
          </table:table-cell>
          <table:table-cell office:value-type="float" office:value="731.48" calcext:value-type="float">
            <text:p>731.48</text:p>
          </table:table-cell>
          <table:table-cell office:value-type="float" office:value="0.17" calcext:value-type="float">
            <text:p>0.17</text:p>
          </table:table-cell>
          <table:table-cell table:formula="of:=[calib.$F$9]+[calib.$F$10]*10^(-3)*['1'.J11]" office:value-type="float" office:value="91.29338552" calcext:value-type="float">
            <text:p>91.29338552</text:p>
          </table:table-cell>
          <table:table-cell table:formula="of:=SQRT([calib.$G$9]^2+([calib.$G$10]*10^(-3)*['1'.J11])^2+([calib.$F$10]*10^(-3)*['1'.K11])^2)" office:value-type="float" office:value="1.3320017370959" calcext:value-type="float">
            <text:p>1.3320017371</text:p>
          </table:table-cell>
          <table:table-cell table:formula="of:=-['1'.$B$27]/(['1'.L11]/1.998-1)*(1+['1'.L11]/1.998-2*SQRT(['1'.L11]/1.998)*COS(['1'.$B$28]))" office:value-type="float" office:value="-5.35042669459594" calcext:value-type="float">
            <text:p>-5.3504266946</text:p>
          </table:table-cell>
          <table:table-cell table:formula="of:=-['1'.$B$27]/(['1'.L11]/1.998-1)^2/SQRT(['1'.L11]/1.998)*((['1'.L11]/1.998+1)*COS(['1'.$B$28])-2*SQRT(['1'.L11]/1.998))*(['1'.M11]/1.998)" office:value-type="float" office:value="0.0115837116856564" calcext:value-type="float">
            <text:p>0.0115837117</text:p>
          </table:table-cell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72.3" calcext:value-type="float">
            <text:p>372.3</text:p>
          </table:table-cell>
          <table:table-cell office:value-type="float" office:value="1.5" calcext:value-type="float">
            <text:p>1.5</text:p>
          </table:table-cell>
          <table:table-cell table:formula="of:=[calib.$F$9]+[calib.$F$10]*10^(-3)*['1'.B12]" office:value-type="float" office:value="90.4766102" calcext:value-type="float">
            <text:p>90.4766102</text:p>
          </table:table-cell>
          <table:table-cell table:formula="of:=SQRT([calib.$G$9]^2+([calib.$G$10]*10^(-3)*['1'.B12])^2+([calib.$F$10]*10^(-3)*['1'.C12])^2)" office:value-type="float" office:value="1.33200480291463" calcext:value-type="float">
            <text:p>1.3320048029</text:p>
          </table:table-cell>
          <table:table-cell table:formula="of:=-['1'.$B$27]/(['1'.D12]/1.998-1)*(1+['1'.D12]/1.998-2*SQRT(['1'.D12]/1.998)*COS(['1'.$B$28]))" office:value-type="float" office:value="-5.35758346562313" calcext:value-type="float">
            <text:p>-5.3575834656</text:p>
          </table:table-cell>
          <table:table-cell table:formula="of:=-['1'.$B$27]/(['1'.D12]/1.998-1)^2/SQRT(['1'.D12]/1.998)*((['1'.D12]/1.998+1)*COS(['1'.$B$28])-2*SQRT(['1'.D12]/1.998))*(['1'.E12]/1.998)" office:value-type="float" office:value="0.0117596408795672" calcext:value-type="float">
            <text:p>0.0117596409</text:p>
          </table:table-cell>
          <table:table-cell/>
          <table:table-cell office:value-type="string" calcext:value-type="string">
            <text:p>c7</text:p>
          </table:table-cell>
          <table:table-cell office:value-type="float" office:value="818.65" calcext:value-type="float">
            <text:p>818.65</text:p>
          </table:table-cell>
          <table:table-cell office:value-type="float" office:value="0.18" calcext:value-type="float">
            <text:p>0.18</text:p>
          </table:table-cell>
          <table:table-cell table:formula="of:=[calib.$F$9]+[calib.$F$10]*10^(-3)*['1'.J12]" office:value-type="float" office:value="91.4916101" calcext:value-type="float">
            <text:p>91.4916101</text:p>
          </table:table-cell>
          <table:table-cell table:formula="of:=SQRT([calib.$G$9]^2+([calib.$G$10]*10^(-3)*['1'.J12])^2+([calib.$F$10]*10^(-3)*['1'.K12])^2)" office:value-type="float" office:value="1.33200216840877" calcext:value-type="float">
            <text:p>1.3320021684</text:p>
          </table:table-cell>
          <table:table-cell table:formula="of:=-['1'.$B$27]/(['1'.L12]/1.998-1)*(1+['1'.L12]/1.998-2*SQRT(['1'.L12]/1.998)*COS(['1'.$B$28]))" office:value-type="float" office:value="-5.34870597213037" calcext:value-type="float">
            <text:p>-5.3487059721</text:p>
          </table:table-cell>
          <table:table-cell table:formula="of:=-['1'.$B$27]/(['1'.L12]/1.998-1)^2/SQRT(['1'.L12]/1.998)*((['1'.L12]/1.998+1)*COS(['1'.$B$28])-2*SQRT(['1'.L12]/1.998))*(['1'.M12]/1.998)" office:value-type="float" office:value="0.0115416727362404" calcext:value-type="float">
            <text:p>0.0115416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26.2" calcext:value-type="float">
            <text:p>426.2</text:p>
          </table:table-cell>
          <table:table-cell office:value-type="float" office:value="0.22" calcext:value-type="float">
            <text:p>0.22</text:p>
          </table:table-cell>
          <table:table-cell table:formula="of:=[calib.$F$9]+[calib.$F$10]*10^(-3)*['1'.B13]" office:value-type="float" office:value="90.5991788" calcext:value-type="float">
            <text:p>90.5991788</text:p>
          </table:table-cell>
          <table:table-cell table:formula="of:=SQRT([calib.$G$9]^2+([calib.$G$10]*10^(-3)*['1'.B13])^2+([calib.$F$10]*10^(-3)*['1'.C13])^2)" office:value-type="float" office:value="1.33200066462472" calcext:value-type="float">
            <text:p>1.3320006646</text:p>
          </table:table-cell>
          <table:table-cell table:formula="of:=-['1'.$B$27]/(['1'.D13]/1.998-1)*(1+['1'.D13]/1.998-2*SQRT(['1'.D13]/1.998)*COS(['1'.$B$28]))" office:value-type="float" office:value="-5.35650259337657" calcext:value-type="float">
            <text:p>-5.3565025934</text:p>
          </table:table-cell>
          <table:table-cell table:formula="of:=-['1'.$B$27]/(['1'.D13]/1.998-1)^2/SQRT(['1'.D13]/1.998)*((['1'.D13]/1.998+1)*COS(['1'.$B$28])-2*SQRT(['1'.D13]/1.998))*(['1'.E13]/1.998)" office:value-type="float" office:value="0.0117329306272553" calcext:value-type="float">
            <text:p>0.0117329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68.5" calcext:value-type="float">
            <text:p>468.5</text:p>
          </table:table-cell>
          <table:table-cell office:value-type="float" office:value="0.99" calcext:value-type="float">
            <text:p>0.99</text:p>
          </table:table-cell>
          <table:table-cell table:formula="of:=[calib.$F$9]+[calib.$F$10]*10^(-3)*['1'.B14]" office:value-type="float" office:value="90.695369" calcext:value-type="float">
            <text:p>90.695369</text:p>
          </table:table-cell>
          <table:table-cell table:formula="of:=SQRT([calib.$G$9]^2+([calib.$G$10]*10^(-3)*['1'.B14])^2+([calib.$F$10]*10^(-3)*['1'.C14])^2)" office:value-type="float" office:value="1.33200259203981" calcext:value-type="float">
            <text:p>1.332002592</text:p>
          </table:table-cell>
          <table:table-cell table:formula="of:=-['1'.$B$27]/(['1'.D14]/1.998-1)*(1+['1'.D14]/1.998-2*SQRT(['1'.D14]/1.998)*COS(['1'.$B$28]))" office:value-type="float" office:value="-5.35565605551195" calcext:value-type="float">
            <text:p>-5.3556560555</text:p>
          </table:table-cell>
          <table:table-cell table:formula="of:=-['1'.$B$27]/(['1'.D14]/1.998-1)^2/SQRT(['1'.D14]/1.998)*((['1'.D14]/1.998+1)*COS(['1'.$B$28])-2*SQRT(['1'.D14]/1.998))*(['1'.E14]/1.998)" office:value-type="float" office:value="0.0117120835099364" calcext:value-type="float">
            <text:p>0.0117120835</text:p>
          </table:table-cell>
          <table:table-cell/>
          <table:table-cell table:style-name="ce1" office:value-type="string" calcext:value-type="string">
            <text:p>Largura do declive</text:p>
          </table:table-cell>
          <table:table-cell table:number-columns-repeated="7"/>
          <table:table-cell table:style-name="ce4" office:value-type="string" calcext:value-type="string" table:number-columns-spanned="7" table:number-rows-spanned="1">
            <text:p>Espessura dos Filmes</text:p>
          </table:table-cell>
          <table:covered-table-cell table:style-name="ce1"/>
          <table:covered-table-cell table:number-columns-repeated="5" table:style-name="ce8"/>
          <table:table-cell table:number-columns-repeated="1001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48.04" calcext:value-type="float">
            <text:p>548.04</text:p>
          </table:table-cell>
          <table:table-cell office:value-type="float" office:value="0.82" calcext:value-type="float">
            <text:p>0.82</text:p>
          </table:table-cell>
          <table:table-cell table:formula="of:=[calib.$F$9]+[calib.$F$10]*10^(-3)*['1'.B15]" office:value-type="float" office:value="90.87624296" calcext:value-type="float">
            <text:p>90.87624296</text:p>
          </table:table-cell>
          <table:table-cell table:formula="of:=SQRT([calib.$G$9]^2+([calib.$G$10]*10^(-3)*['1'.B15])^2+([calib.$F$10]*10^(-3)*['1'.C15])^2)" office:value-type="float" office:value="1.33200224878843" calcext:value-type="float">
            <text:p>1.3320022488</text:p>
          </table:table-cell>
          <table:table-cell table:formula="of:=-['1'.$B$27]/(['1'.D15]/1.998-1)*(1+['1'.D15]/1.998-2*SQRT(['1'.D15]/1.998)*COS(['1'.$B$28]))" office:value-type="float" office:value="-5.35406831501656" calcext:value-type="float">
            <text:p>-5.354068315</text:p>
          </table:table-cell>
          <table:table-cell table:formula="of:=-['1'.$B$27]/(['1'.D15]/1.998-1)^2/SQRT(['1'.D15]/1.998)*((['1'.D15]/1.998+1)*COS(['1'.$B$28])-2*SQRT(['1'.D15]/1.998))*(['1'.E15]/1.998)" office:value-type="float" office:value="0.0116730117923339" calcext:value-type="float">
            <text:p>0.0116730118</text:p>
          </table:table-cell>
          <table:table-cell/>
          <table:table-cell office:value-type="string" calcext:value-type="string">
            <text:p>w6</text:p>
          </table:table-cell>
          <table:table-cell office:value-type="float" office:value="12.69" calcext:value-type="float">
            <text:p>12.69</text:p>
          </table:table-cell>
          <table:table-cell office:value-type="float" office:value="0.22" calcext:value-type="float">
            <text:p>0.22</text:p>
          </table:table-cell>
          <table:table-cell table:number-columns-repeated="9"/>
          <table:table-cell office:value-type="string" calcext:value-type="string">
            <text:p>DE (MeV)</text:p>
          </table:table-cell>
          <table:table-cell office:value-type="string" calcext:value-type="string">
            <text:p>eDE (MeV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t(um)</text:p>
          </table:table-cell>
          <table:table-cell office:value-type="string" calcext:value-type="string">
            <text:p>et(um)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w7</text:p>
          </table:table-cell>
          <table:table-cell office:value-type="float" office:value="14.55" calcext:value-type="float">
            <text:p>14.55</text:p>
          </table:table-cell>
          <table:table-cell office:value-type="float" office:value="0.24" calcext:value-type="float">
            <text:p>0.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formula="of:=['1'.D12]-['1'.D11]" office:value-type="float" office:value="0.183739200000005" calcext:value-type="float">
            <text:p>0.1837392</text:p>
          </table:table-cell>
          <table:table-cell table:formula="of:=['1'.E11]" office:value-type="float" office:value="1.33200727428767" calcext:value-type="float">
            <text:p>1.3320072743</text:p>
          </table:table-cell>
          <table:table-cell table:formula="of:=['1'.U16]/['1'.W21]" office:value-type="float" office:value="0.00000323412279861702" calcext:value-type="float">
            <text:p>3.23412279861702E-006</text:p>
          </table:table-cell>
          <table:table-cell table:formula="of:=SQRT( (['1'.V16]/['1'.W21])^2+(['1'.X21]*['1'.U16]/['1'.W21]^2)^2 )" office:value-type="float" office:value="0.0000234456566305478" calcext:value-type="float">
            <text:p>2.34456566305478E-005</text:p>
          </table:table-cell>
          <table:table-cell table:formula="of:=['1'.W16]/1.696*10*10^3" office:value-type="float" office:value="0.0190691202748645" calcext:value-type="float">
            <text:p>0.0190691203</text:p>
          </table:table-cell>
          <table:table-cell table:formula="of:=['1'.X16]/1.696*10*10^3" office:value-type="float" office:value="0.138240899944268" calcext:value-type="float">
            <text:p>0.138240899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Largura do declive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'1'.D15]-['1'.D14]" office:value-type="float" office:value="0.18087396" calcext:value-type="float">
            <text:p>0.18087396</text:p>
          </table:table-cell>
          <table:table-cell table:formula="of:=['1'.E14]" office:value-type="float" office:value="1.33200259203981" calcext:value-type="float">
            <text:p>1.332002592</text:p>
          </table:table-cell>
          <table:table-cell table:formula="of:=['1'.U17]/['1'.W22]" office:value-type="float" office:value="0.00000397775835497531" calcext:value-type="float">
            <text:p>3.97775835497531E-006</text:p>
          </table:table-cell>
          <table:table-cell table:formula="of:=SQRT( (['1'.V17]/['1'.W22])^2+(['1'.X22]*['1'.U17]/['1'.W22]^2)^2 )" office:value-type="float" office:value="0.0000292933132261114" calcext:value-type="float">
            <text:p>2.92933132261114E-005</text:p>
          </table:table-cell>
          <table:table-cell table:formula="of:=['1'.W17]*10*10^3/2.07" office:value-type="float" office:value="0.0192162239370788" calcext:value-type="float">
            <text:p>0.0192162239</text:p>
          </table:table-cell>
          <table:table-cell table:formula="of:=['1'.X17]/1.696*10*10^3" office:value-type="float" office:value="0.17272000722943" calcext:value-type="float">
            <text:p>0.172720007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.6" calcext:value-type="float">
            <text:p>6.6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table:style-name="ce1" office:value-type="string" calcext:value-type="string">
            <text:p>Ponto de Apoio Inter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table:formula="of:=['1'.L12]-['1'.L11]" office:value-type="float" office:value="0.198224579999987" calcext:value-type="float">
            <text:p>0.19822458</text:p>
          </table:table-cell>
          <table:table-cell table:formula="of:=['1'.M11]" office:value-type="float" office:value="1.3320017370959" calcext:value-type="float">
            <text:p>1.3320017371</text:p>
          </table:table-cell>
          <table:table-cell table:formula="of:=['1'.U18]/['1'.W23]" office:value-type="float" office:value="0.00000825019174620837" calcext:value-type="float">
            <text:p>8.25019174620837E-006</text:p>
          </table:table-cell>
          <table:table-cell table:formula="of:=SQRT( (['1'.V18]/['1'.W23])^2+(['1'.X23]*['1'.U18]/['1'.W23]^2)^2 )" office:value-type="float" office:value="0.0000554386461177992" calcext:value-type="float">
            <text:p>5.54386461177992E-005</text:p>
          </table:table-cell>
          <table:table-cell table:formula="of:=['1'.W18]/5.679*10*10^3" office:value-type="float" office:value="0.0145275431347216" calcext:value-type="float">
            <text:p>0.0145275431</text:p>
          </table:table-cell>
          <table:table-cell table:style-name="ce7" table:formula="of:=['1'.X18]/5.679*10*10^3" office:value-type="float" office:value="0.0976204369040309" calcext:value-type="float">
            <text:p>0.09762043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1 ½</text:p>
          </table:table-cell>
          <table:table-cell office:value-type="float" office:value="11.4" calcext:value-type="float">
            <text:p>11.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lesq</text:p>
          </table:table-cell>
          <table:table-cell office:value-type="float" office:value="694.6" calcext:value-type="float">
            <text:p>694.6</text:p>
          </table:table-cell>
          <table:table-cell office:value-type="float" office:value="0.96" calcext:value-type="float">
            <text:p>0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.29</text:p>
          </table:table-cell>
          <table:table-cell table:number-columns-repeated="5"/>
          <table:table-cell office:value-type="string" calcext:value-type="string">
            <text:p>ldir</text:p>
          </table:table-cell>
          <table:table-cell office:value-type="float" office:value="876.4" calcext:value-type="float">
            <text:p>876.4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office:value-type="string" calcext:value-type="string">
            <text:p>dE/dt (E0)</text:p>
          </table:table-cell>
          <table:table-cell office:value-type="string" calcext:value-type="string">
            <text:p>dE/dt (E’0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.9" calcext:value-type="float">
            <text:p>5.9</text:p>
          </table:table-cell>
          <table:table-cell office:value-type="float" office:value="1.6" calcext:value-type="float">
            <text:p>1.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formula="of:=(1331+1098)/2" office:value-type="float" office:value="1214.5" calcext:value-type="float">
            <text:p>1214.5</text:p>
          </table:table-cell>
          <table:table-cell table:formula="of:=(1821+1324)/2" office:value-type="float" office:value="1572.5" calcext:value-type="float">
            <text:p>1572.5</text:p>
          </table:table-cell>
          <table:table-cell table:formula="of:=(['1'.U21]*['1'.D12]/1.998+['1'.V21]/COS(['1'.B29]))" office:value-type="float" office:value="56812.6850590138" calcext:value-type="float">
            <text:p>56812.6850590138</text:p>
          </table:table-cell>
          <table:table-cell table:formula="of:=['1'.U21]*['1'.E12]/1.998/COS(['1'.B29])" office:value-type="float" office:value="934.925907043715" calcext:value-type="float">
            <text:p>934.9259070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7.7" calcext:value-type="float">
            <text:p>17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EGENDA</text:p>
          </table:table-cell>
          <table:table-cell table:number-columns-repeated="4"/>
          <table:table-cell office:value-type="string" calcext:value-type="string">
            <text:p>X^2/ngl</text:p>
          </table:table-cell>
          <table:table-cell office:value-type="float" office:value="1.973" calcext:value-type="float">
            <text:p>1.97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(1024+912.5)/2" office:value-type="float" office:value="968.25" calcext:value-type="float">
            <text:p>968.25</text:p>
          </table:table-cell>
          <table:table-cell table:formula="of:=(1278+1202)/2" office:value-type="float" office:value="1240" calcext:value-type="float">
            <text:p>1240</text:p>
          </table:table-cell>
          <table:table-cell table:formula="of:=(['1'.U22]*['1'.D15]/1.998+['1'.V22]/COS(['1'.B29]))" office:value-type="float" office:value="45471.3292912239" calcext:value-type="float">
            <text:p>45471.3292912239</text:p>
          </table:table-cell>
          <table:table-cell table:formula="of:=['1'.U22]*['1'.E15]/1.998/COS(['1'.B29])" office:value-type="float" office:value="745.360455898538" calcext:value-type="float">
            <text:p>745.3604558985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1" office:value-type="string" calcext:value-type="string">
            <text:p>!!!!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atamar final – usar para espessura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office:value-type="float" office:value="510.9" calcext:value-type="float">
            <text:p>510.9</text:p>
          </table:table-cell>
          <table:table-cell office:value-type="float" office:value="547.1" calcext:value-type="float">
            <text:p>547.1</text:p>
          </table:table-cell>
          <table:table-cell table:formula="of:=(['1'.U23]*['1'.L12]/1.998+['1'.V23]/COS(['1'.B29]))" office:value-type="float" office:value="24026.6633913191" calcext:value-type="float">
            <text:p>24026.6633913191</text:p>
          </table:table-cell>
          <table:table-cell table:formula="of:=['1'.U23]*['1'.M12]/1.998/COS(['1'.B29])" office:value-type="float" office:value="393.291643623971" calcext:value-type="float">
            <text:p>393.2916436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^2/ngl</text:p>
          </table:table-cell>
          <table:table-cell office:value-type="float" office:value="1.293" calcext:value-type="float">
            <text:p>1.293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patamar inicial – valor da massa</text:p>
          </table:table-cell>
          <table:table-cell table:number-columns-repeated="15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c3</text:p>
          </table:table-cell>
          <table:table-cell office:value-type="string" calcext:value-type="string">
            <text:p>patamar inicial – valor da massa</text:p>
          </table:table-cell>
          <table:table-cell table:number-columns-repeated="14"/>
          <table:table-cell office:value-type="float" office:value="510.9" calcext:value-type="float">
            <text:p>510.9</text:p>
          </table:table-cell>
          <table:table-cell office:value-type="float" office:value="532.3" calcext:value-type="float">
            <text:p>532.3</text:p>
          </table:table-cell>
          <table:table-cell office:value-type="float" office:value="547.1" calcext:value-type="float">
            <text:p>547.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c4</text:p>
          </table:table-cell>
          <table:table-cell office:value-type="string" calcext:value-type="string">
            <text:p>patamar final – usar para espess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(He)</text:p>
          </table:table-cell>
          <table:table-cell office:value-type="float" office:value="4.002" calcext:value-type="float">
            <text:p>4.002</text:p>
          </table:table-cell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patamar inicial – valor da massa</text:p>
          </table:table-cell>
          <table:table-cell table:number-columns-repeated="12"/>
          <table:table-cell office:value-type="string" calcext:value-type="string">
            <text:p>E0</text:p>
          </table:table-cell>
          <table:table-cell office:value-type="float" office:value="1.998" calcext:value-type="float">
            <text:p>1.9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g scattering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patamar final – usar para espessur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E’0</text:p>
          </table:table-cell>
          <table:table-cell office:value-type="float" office:value="0.71" calcext:value-type="float">
            <text:p>0.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g incidente</text:p>
          </table:table-cell>
          <table:table-cell table:formula="of:=30*PI()/180" office:value-type="float" office:value="0.523598775598299" calcext:value-type="float">
            <text:p>0.5235987756</text:p>
          </table:table-cell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patamar inicial – valor da massa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E’0</text:p>
          </table:table-cell>
          <table:table-cell office:value-type="float" office:value="1.058" calcext:value-type="float">
            <text:p>1.058</text:p>
          </table:table-cell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ostra - 0º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11" table:default-cell-style-name="ce7"/>
        <table:table-column table:style-name="co21" table:default-cell-style-name="ce7"/>
        <table:table-column table:style-name="co11" table:number-columns-repeated="2" table:default-cell-style-name="ce7"/>
        <table:table-column table:style-name="co22" table:number-columns-repeated="4" table:default-cell-style-name="ce7"/>
        <table:table-column table:style-name="co9" table:default-cell-style-name="ce7"/>
        <table:table-column table:style-name="co22" table:number-columns-repeated="2" table:default-cell-style-name="ce7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Pat Inicial</text:p>
          </table:table-cell>
          <table:table-cell table:style-name="ce8" office:value-type="string" calcext:value-type="string">
            <text:p>Fluor 1</text:p>
          </table:table-cell>
          <table:table-cell table:style-name="ce8" office:value-type="string" calcext:value-type="string">
            <text:p>Fluor 2</text:p>
          </table:table-cell>
          <table:table-cell table:style-name="ce8" office:value-type="string" calcext:value-type="string">
            <text:p>Pat Substr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o esq</text:p>
          </table:table-cell>
          <table:table-cell table:style-name="ce8" office:value-type="string" calcext:value-type="string">
            <text:p>S 1</text:p>
          </table:table-cell>
          <table:table-cell table:style-name="ce8" office:value-type="string" calcext:value-type="string">
            <text:p>S 2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o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Sn 1</text:p>
          </table:table-cell>
          <table:table-cell table:style-name="ce8" office:value-type="string" calcext:value-type="string">
            <text:p>Sn 2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o</text:p>
          </table:table-cell>
          <table:table-cell table:style-name="ce1"/>
          <table:table-cell table:style-name="ce1" office:value-type="string" calcext:value-type="string">
            <text:p>m(He)</text:p>
          </table:table-cell>
          <table:table-cell table:style-name="ce13" office:value-type="float" office:value="4.002" calcext:value-type="float">
            <text:p>4.002</text:p>
          </table:table-cell>
          <table:table-cell table:style-name="ce1" table:number-columns-repeated="1004"/>
        </table:table-row>
        <table:table-row table:style-name="ro1">
          <table:table-cell/>
          <table:table-cell table:style-name="ce8" office:value-type="string" calcext:value-type="string">
            <text:p>N (Cts)</text:p>
          </table:table-cell>
          <table:table-cell office:value-type="float" office:value="1349.1" calcext:value-type="float">
            <text:p>1349.1</text:p>
          </table:table-cell>
          <table:table-cell office:value-type="float" office:value="1408" calcext:value-type="float">
            <text:p>1408</text:p>
          </table:table-cell>
          <table:table-cell office:value-type="float" office:value="1375.5" calcext:value-type="float">
            <text:p>1375.5</text:p>
          </table:table-cell>
          <table:table-cell office:value-type="float" office:value="1085.2" calcext:value-type="float">
            <text:p>1085.2</text:p>
          </table:table-cell>
          <table:table-cell office:value-type="float" office:value="77.9" calcext:value-type="float">
            <text:p>77.9</text:p>
          </table:table-cell>
          <table:table-cell office:value-type="float" office:value="37.9" calcext:value-type="float">
            <text:p>37.9</text:p>
          </table:table-cell>
          <table:table-cell office:value-type="float" office:value="112.9" calcext:value-type="float">
            <text:p>112.9</text:p>
          </table:table-cell>
          <table:table-cell office:value-type="float" office:value="81.6" calcext:value-type="float">
            <text:p>81.6</text:p>
          </table:table-cell>
          <table:table-cell office:value-type="float" office:value="18.3" calcext:value-type="float">
            <text:p>18.3</text:p>
          </table:table-cell>
          <table:table-cell office:value-type="float" office:value="8.24" calcext:value-type="float">
            <text:p>8.24</text:p>
          </table:table-cell>
          <table:table-cell office:value-type="float" office:value="183" calcext:value-type="float">
            <text:p>183</text:p>
          </table:table-cell>
          <table:table-cell office:value-type="float" office:value="2945" calcext:value-type="float">
            <text:p>2945</text:p>
          </table:table-cell>
          <table:table-cell office:value-type="float" office:value="2663" calcext:value-type="float">
            <text:p>2663</text:p>
          </table:table-cell>
          <table:table-cell office:value-type="float" office:value="117.6" calcext:value-type="float">
            <text:p>117.6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1" office:value-type="string" calcext:value-type="string">
            <text:p>ang scat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string" calcext:value-type="string">
            <text:p>eN (Cts)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" office:value-type="string" calcext:value-type="string">
            <text:p>ang inc</text:p>
          </table:table-cell>
          <table:table-cell table:formula="of:=0*PI()/18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1" office:value-type="string" calcext:value-type="string">
            <text:p>E0</text:p>
          </table:table-cell>
          <table:table-cell table:style-name="ce7" office:value-type="float" office:value="1.9985" calcext:value-type="float">
            <text:p>1.998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8" office:value-type="string" calcext:value-type="string">
            <text:p>Fluor</text:p>
          </table:table-cell>
          <table:table-cell table:style-name="ce8" office:value-type="string" calcext:value-type="string">
            <text:p>Subs</text:p>
          </table:table-cell>
          <table:table-cell table:style-name="ce8" office:value-type="string" calcext:value-type="string">
            <text:p>S 1</text:p>
          </table:table-cell>
          <table:table-cell table:style-name="ce8" office:value-type="string" calcext:value-type="string">
            <text:p>S 2</text:p>
          </table:table-cell>
          <table:table-cell table:number-columns-repeated="2" table:style-name="ce8" office:value-type="string" calcext:value-type="string">
            <text:p>Int</text:p>
          </table:table-cell>
          <table:table-cell table:style-name="ce8" office:value-type="string" calcext:value-type="string">
            <text:p>Sn 1</text:p>
          </table:table-cell>
          <table:table-cell table:style-name="ce8" office:value-type="string" calcext:value-type="string">
            <text:p>Sn 2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wF</text:p>
          </table:table-cell>
          <table:table-cell table:style-name="ce8" office:value-type="string" calcext:value-type="string">
            <text:p>wS</text:p>
          </table:table-cell>
          <table:table-cell table:style-name="ce8" office:value-type="string" calcext:value-type="string">
            <text:p>wS1</text:p>
          </table:table-cell>
          <table:table-cell table:style-name="ce8" office:value-type="string" calcext:value-type="string">
            <text:p>wS2</text:p>
          </table:table-cell>
          <table:table-cell table:style-name="ce8" office:value-type="string" calcext:value-type="string">
            <text:p>wSn1</text:p>
          </table:table-cell>
          <table:table-cell table:style-name="ce8" office:value-type="string" calcext:value-type="string">
            <text:p>wSn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Ch </text:p>
          </table:table-cell>
          <table:table-cell office:value-type="float" office:value="370.6" calcext:value-type="float">
            <text:p>370.6</text:p>
          </table:table-cell>
          <table:table-cell office:value-type="float" office:value="444.73" calcext:value-type="float">
            <text:p>444.73</text:p>
          </table:table-cell>
          <table:table-cell office:value-type="float" office:value="488.07" calcext:value-type="float">
            <text:p>488.07</text:p>
          </table:table-cell>
          <table:table-cell office:value-type="float" office:value="553.71" calcext:value-type="float">
            <text:p>553.71</text:p>
          </table:table-cell>
          <table:table-cell office:value-type="float" office:value="680.32" calcext:value-type="float">
            <text:p>680.32</text:p>
          </table:table-cell>
          <table:table-cell office:value-type="float" office:value="718.54" calcext:value-type="float">
            <text:p>718.54</text:p>
          </table:table-cell>
          <table:table-cell office:value-type="float" office:value="751.98" calcext:value-type="float">
            <text:p>751.98</text:p>
          </table:table-cell>
          <table:table-cell office:value-type="float" office:value="824.25" calcext:value-type="float">
            <text:p>824.25</text:p>
          </table:table-cell>
          <table:table-cell office:value-type="float" office:value="871.7" calcext:value-type="float">
            <text:p>871.7</text:p>
          </table:table-cell>
          <table:table-cell office:value-type="float" office:value="23.3" calcext:value-type="float">
            <text:p>23.3</text:p>
          </table:table-cell>
          <table:table-cell office:value-type="float" office:value="13.53" calcext:value-type="float">
            <text:p>13.53</text:p>
          </table:table-cell>
          <table:table-cell office:value-type="float" office:value="10.22" calcext:value-type="float">
            <text:p>10.22</text:p>
          </table:table-cell>
          <table:table-cell office:value-type="float" office:value="8.6" calcext:value-type="float">
            <text:p>8.6</text:p>
          </table:table-cell>
          <table:table-cell office:value-type="float" office:value="11.6" calcext:value-type="float">
            <text:p>11.6</text:p>
          </table:table-cell>
          <table:table-cell office:value-type="float" office:value="10.78" calcext:value-type="float">
            <text:p>10.78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eCh</text:p>
          </table:table-cell>
          <table:table-cell office:value-type="float" office:value="1.4" calcext:value-type="float">
            <text:p>1.4</text:p>
          </table:table-cell>
          <table:table-cell office:value-type="float" office:value="0.19" calcext:value-type="float">
            <text:p>0.19</text:p>
          </table:table-cell>
          <table:table-cell office:value-type="float" office:value="0.69" calcext:value-type="float">
            <text:p>0.69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83" calcext:value-type="float">
            <text:p>0.8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87" calcext:value-type="float">
            <text:p>0.8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E(MeV)</text:p>
          </table:table-cell>
          <table:table-cell table:formula="of:=[calib.$F$9]+[calib.$F$10]*10^(-3)*[.C7]" office:value-type="float" office:value="90.4727444" calcext:value-type="float">
            <text:p>90.4727444</text:p>
          </table:table-cell>
          <table:table-cell table:formula="of:=[calib.$F$9]+[calib.$F$10]*10^(-3)*[.D7]" office:value-type="float" office:value="90.64131602" calcext:value-type="float">
            <text:p>90.64131602</text:p>
          </table:table-cell>
          <table:table-cell table:formula="of:=[calib.$F$9]+[calib.$F$10]*10^(-3)*[.E7]" office:value-type="float" office:value="90.73987118" calcext:value-type="float">
            <text:p>90.73987118</text:p>
          </table:table-cell>
          <table:table-cell table:formula="of:=[calib.$F$9]+[calib.$F$10]*10^(-3)*[.F7]" office:value-type="float" office:value="90.88913654" calcext:value-type="float">
            <text:p>90.88913654</text:p>
          </table:table-cell>
          <table:table-cell table:formula="of:=[calib.$F$9]+[calib.$F$10]*10^(-3)*[.G7]" office:value-type="float" office:value="91.17704768" calcext:value-type="float">
            <text:p>91.17704768</text:p>
          </table:table-cell>
          <table:table-cell table:formula="of:=[calib.$F$9]+[calib.$F$10]*10^(-3)*[.H7]" office:value-type="float" office:value="91.26395996" calcext:value-type="float">
            <text:p>91.26395996</text:p>
          </table:table-cell>
          <table:table-cell table:formula="of:=[calib.$F$9]+[calib.$F$10]*10^(-3)*[.I7]" office:value-type="float" office:value="91.34000252" calcext:value-type="float">
            <text:p>91.34000252</text:p>
          </table:table-cell>
          <table:table-cell table:formula="of:=[calib.$F$9]+[calib.$F$10]*10^(-3)*[.J7]" office:value-type="float" office:value="91.5043445" calcext:value-type="float">
            <text:p>91.5043445</text:p>
          </table:table-cell>
          <table:table-cell table:formula="of:=[calib.$F$9]+[calib.$F$10]*10^(-3)*[.K7]" office:value-type="float" office:value="91.6122458" calcext:value-type="float">
            <text:p>91.6122458</text:p>
          </table:table-cell>
          <table:table-cell table:number-columns-repeated="7"/>
          <table:table-cell office:value-type="string" calcext:value-type="string">
            <text:p>Xi^2/ngl</text:p>
          </table:table-cell>
          <table:table-cell office:value-type="float" office:value="1.398" calcext:value-type="float">
            <text:p>1.398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string" calcext:value-type="string">
            <text:p>eE(MeV)</text:p>
          </table:table-cell>
          <table:table-cell table:formula="of:=SQRT([calib.$G$9]^2 + [calib.$G$10]^2*[.C7]^2*10^-6 + [calib.$F$10]^2*[.C8]^2*10^-6)" office:value-type="float" office:value="1.33200423603139" calcext:value-type="float">
            <text:p>1.332004236</text:p>
          </table:table-cell>
          <table:table-cell table:formula="of:=SQRT([calib.$G$9]^2 + [calib.$G$10]^2*[.D7]^2*10^-6 + [calib.$F$10]^2*[.D8]^2*10^-6)" office:value-type="float" office:value="1.3320006914508" calcext:value-type="float">
            <text:p>1.3320006915</text:p>
          </table:table-cell>
          <table:table-cell table:formula="of:=SQRT([calib.$G$9]^2 + [calib.$G$10]^2*[.E7]^2*10^-6 + [calib.$F$10]^2*[.E8]^2*10^-6)" office:value-type="float" office:value="1.33200167254219" calcext:value-type="float">
            <text:p>1.3320016725</text:p>
          </table:table-cell>
          <table:table-cell table:formula="of:=SQRT([calib.$G$9]^2 + [calib.$G$10]^2*[.F7]^2*10^-6 + [calib.$F$10]^2*[.F8]^2*10^-6)" office:value-type="float" office:value="1.33200239885559" calcext:value-type="float">
            <text:p>1.3320023989</text:p>
          </table:table-cell>
          <table:table-cell table:formula="of:=SQRT([calib.$G$9]^2 + [calib.$G$10]^2*[.G7]^2*10^-6 + [calib.$F$10]^2*[.G8]^2*10^-6)" office:value-type="float" office:value="1.33200316923017" calcext:value-type="float">
            <text:p>1.3320031692</text:p>
          </table:table-cell>
          <table:table-cell table:formula="of:=SQRT([calib.$G$9]^2 + [calib.$G$10]^2*[.H7]^2*10^-6 + [calib.$F$10]^2*[.H8]^2*10^-6)" office:value-type="float" office:value="1.33200295926793" calcext:value-type="float">
            <text:p>1.3320029593</text:p>
          </table:table-cell>
          <table:table-cell table:formula="of:=SQRT([calib.$G$9]^2 + [calib.$G$10]^2*[.I7]^2*10^-6 + [calib.$F$10]^2*[.I8]^2*10^-6)" office:value-type="float" office:value="1.3320018466132" calcext:value-type="float">
            <text:p>1.3320018466</text:p>
          </table:table-cell>
          <table:table-cell table:formula="of:=SQRT([calib.$G$9]^2 + [calib.$G$10]^2*[.J7]^2*10^-6 + [calib.$F$10]^2*[.J8]^2*10^-6)" office:value-type="float" office:value="1.33200222002375" calcext:value-type="float">
            <text:p>1.33200222</text:p>
          </table:table-cell>
          <table:table-cell table:formula="of:=SQRT([calib.$G$9]^2 + [calib.$G$10]^2*[.K7]^2*10^-6 + [calib.$F$10]^2*[.K8]^2*10^-6)" office:value-type="float" office:value="1.33200566768141" calcext:value-type="float">
            <text:p>1.3320056677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M(uma)</text:p>
          </table:table-cell>
          <table:table-cell table:formula="of:=[.$T$2]*(1+[.C9]/[.$T$5]-2*SQRT([.C9]/[.$T$5])*COS([.$T$3]))/(1-[.C9]/[.$T$5])" office:value-type="float" office:value="-5.35781748758897" calcext:value-type="float">
            <text:p>-5.3578174876</text:p>
          </table:table-cell>
          <table:table-cell table:formula="of:=[.$T$2]*(1+[.D9]/[.$T$5]-2*SQRT([.D9]/[.$T$5])*COS([.$T$3]))/(1-[.D9]/[.$T$5])" office:value-type="float" office:value="-5.35633121182838" calcext:value-type="float">
            <text:p>-5.3563312118</text:p>
          </table:table-cell>
          <table:table-cell table:formula="of:=[.$T$2]*(1+[.E9]/[.$T$5]-2*SQRT([.E9]/[.$T$5])*COS([.$T$3]))/(1-[.E9]/[.$T$5])" office:value-type="float" office:value="-5.35546440863268" calcext:value-type="float">
            <text:p>-5.3554644086</text:p>
          </table:table-cell>
          <table:table-cell table:formula="of:=[.$T$2]*(1+[.F9]/[.$T$5]-2*SQRT([.F9]/[.$T$5])*COS([.$T$3]))/(1-[.F9]/[.$T$5])" office:value-type="float" office:value="-5.35415460623618" calcext:value-type="float">
            <text:p>-5.3541546062</text:p>
          </table:table-cell>
          <table:table-cell table:formula="of:=[.$T$2]*(1+[.G9]/[.$T$5]-2*SQRT([.G9]/[.$T$5])*COS([.$T$3]))/(1-[.G9]/[.$T$5])" office:value-type="float" office:value="-5.35163834967125" calcext:value-type="float">
            <text:p>-5.3516383497</text:p>
          </table:table-cell>
          <table:table-cell table:formula="of:=[.$T$2]*(1+[.H9]/[.$T$5]-2*SQRT([.H9]/[.$T$5])*COS([.$T$3]))/(1-[.H9]/[.$T$5])" office:value-type="float" office:value="-5.35088137872459" calcext:value-type="float">
            <text:p>-5.3508813787</text:p>
          </table:table-cell>
          <table:table-cell table:formula="of:=[.$T$2]*(1+[.I9]/[.$T$5]-2*SQRT([.I9]/[.$T$5])*COS([.$T$3]))/(1-[.I9]/[.$T$5])" office:value-type="float" office:value="-5.35022006931501" calcext:value-type="float">
            <text:p>-5.3502200693</text:p>
          </table:table-cell>
          <table:table-cell table:formula="of:=[.$T$2]*(1+[.J9]/[.$T$5]-2*SQRT([.J9]/[.$T$5])*COS([.$T$3]))/(1-[.J9]/[.$T$5])" office:value-type="float" office:value="-5.3487940058498" calcext:value-type="float">
            <text:p>-5.3487940058</text:p>
          </table:table-cell>
          <table:table-cell table:formula="of:=[.$T$2]*(1+[.K9]/[.$T$5]-2*SQRT([.K9]/[.$T$5])*COS([.$T$3]))/(1-[.K9]/[.$T$5])" office:value-type="float" office:value="-5.34786003422023" calcext:value-type="float">
            <text:p>-5.347860034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eM(uma)</text:p>
          </table:table-cell>
          <table:table-cell table:formula="of:=ABS([.$T$2]/([.C9]/[.$T$5]-1)^2/SQRT([.C9]/[.$T$5])*((1+[.C9]/[.$T$5])*COS([.$T$3])-2*SQRT([.C9]/[.$T$5]))*[.C10]/[.$T$5])" office:value-type="float" office:value="0.0117624725607984" calcext:value-type="float">
            <text:p>0.0117624726</text:p>
          </table:table-cell>
          <table:table-cell table:formula="of:=ABS([.$T$2]/([.D9]/[.$T$5]-1)^2/SQRT([.D9]/[.$T$5])*((1+[.D9]/[.$T$5])*COS([.$T$3])-2*SQRT([.D9]/[.$T$5]))*[.D10]/[.$T$5])" office:value-type="float" office:value="0.0117257706603151" calcext:value-type="float">
            <text:p>0.0117257707</text:p>
          </table:table-cell>
          <table:table-cell table:formula="of:=ABS([.$T$2]/([.E9]/[.$T$5]-1)^2/SQRT([.E9]/[.$T$5])*((1+[.E9]/[.$T$5])*COS([.$T$3])-2*SQRT([.E9]/[.$T$5]))*[.E10]/[.$T$5])" office:value-type="float" office:value="0.0117044262524162" calcext:value-type="float">
            <text:p>0.0117044263</text:p>
          </table:table-cell>
          <table:table-cell table:formula="of:=ABS([.$T$2]/([.F9]/[.$T$5]-1)^2/SQRT([.F9]/[.$T$5])*((1+[.F9]/[.$T$5])*COS([.$T$3])-2*SQRT([.F9]/[.$T$5]))*[.F10]/[.$T$5])" office:value-type="float" office:value="0.0116722133335944" calcext:value-type="float">
            <text:p>0.0116722133</text:p>
          </table:table-cell>
          <table:table-cell table:formula="of:=ABS([.$T$2]/([.G9]/[.$T$5]-1)^2/SQRT([.G9]/[.$T$5])*((1+[.G9]/[.$T$5])*COS([.$T$3])-2*SQRT([.G9]/[.$T$5]))*[.G10]/[.$T$5])" office:value-type="float" office:value="0.0116104812849017" calcext:value-type="float">
            <text:p>0.0116104813</text:p>
          </table:table-cell>
          <table:table-cell table:formula="of:=ABS([.$T$2]/([.H9]/[.$T$5]-1)^2/SQRT([.H9]/[.$T$5])*((1+[.H9]/[.$T$5])*COS([.$T$3])-2*SQRT([.H9]/[.$T$5]))*[.H10]/[.$T$5])" office:value-type="float" office:value="0.011591946972477" calcext:value-type="float">
            <text:p>0.011591947</text:p>
          </table:table-cell>
          <table:table-cell table:formula="of:=ABS([.$T$2]/([.I9]/[.$T$5]-1)^2/SQRT([.I9]/[.$T$5])*((1+[.I9]/[.$T$5])*COS([.$T$3])-2*SQRT([.I9]/[.$T$5]))*[.I10]/[.$T$5])" office:value-type="float" office:value="0.0115757621793071" calcext:value-type="float">
            <text:p>0.0115757622</text:p>
          </table:table-cell>
          <table:table-cell table:formula="of:=ABS([.$T$2]/([.J9]/[.$T$5]-1)^2/SQRT([.J9]/[.$T$5])*((1+[.J9]/[.$T$5])*COS([.$T$3])-2*SQRT([.J9]/[.$T$5]))*[.J10]/[.$T$5])" office:value-type="float" office:value="0.0115409336564247" calcext:value-type="float">
            <text:p>0.0115409337</text:p>
          </table:table-cell>
          <table:table-cell table:formula="of:=ABS([.$T$2]/([.K9]/[.$T$5]-1)^2/SQRT([.K9]/[.$T$5])*((1+[.K9]/[.$T$5])*COS([.$T$3])-2*SQRT([.K9]/[.$T$5]))*[.K10]/[.$T$5])" office:value-type="float" office:value="0.0115181870977656" calcext:value-type="float">
            <text:p>0.011518187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Si</text:p>
          </table:table-cell>
          <table:table-cell/>
          <table:table-cell table:style-name="ce12"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S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8"/>
          <table:table-cell table:style-name="ce8" office:value-type="string" calcext:value-type="string">
            <text:p>dE (MeV)</text:p>
          </table:table-cell>
          <table:table-cell table:style-name="ce8" office:value-type="string" calcext:value-type="string">
            <text:p>eDe (MeV)</text:p>
          </table:table-cell>
          <table:table-cell table:style-name="ce8" office:value-type="string" calcext:value-type="string">
            <text:p>dE/dx (E0)</text:p>
          </table:table-cell>
          <table:table-cell table:style-name="ce8" office:value-type="string" calcext:value-type="string">
            <text:p>dE/dx (E’0)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t(nm)</text:p>
          </table:table-cell>
          <table:table-cell table:style-name="ce8" office:value-type="string" calcext:value-type="string">
            <text:p>et(nm)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S</text:p>
          </table:table-cell>
          <table:table-cell table:formula="of:=[.F9]-[.E9]" office:value-type="float" office:value="0.149265360000001" calcext:value-type="float">
            <text:p>0.14926536</text:p>
          </table:table-cell>
          <table:table-cell table:formula="of:=SQRT([.F10]^2+[.E10]^2)" office:value-type="float" office:value="1.88373534399401" calcext:value-type="float">
            <text:p>1.883735344</text:p>
          </table:table-cell>
          <table:table-cell table:style-name="Default" table:formula="of:=(1.024*10^3+912.5)/2" office:value-type="float" office:value="968.25" calcext:value-type="float">
            <text:p>968.25</text:p>
          </table:table-cell>
          <table:table-cell table:style-name="Default" table:formula="of:=(1.266*10^3+1187)/2" office:value-type="float" office:value="1226.5" calcext:value-type="float">
            <text:p>1226.5</text:p>
          </table:table-cell>
          <table:table-cell table:formula="of:=[.E16]*[.F9]/[.$T$5]+[.F16]/COS([.$T$4])" office:value-type="float" office:value="45261.2292743833" calcext:value-type="float">
            <text:p>45261.2292743833</text:p>
          </table:table-cell>
          <table:table-cell table:formula="of:=[.E16]*[.C10]/[.T5]" office:value-type="float" office:value="645.340556185838" calcext:value-type="float">
            <text:p>645.3405561858</text:p>
          </table:table-cell>
          <table:table-cell table:formula="of:=[.C16]/[.G16]/2.07*10^7" office:value-type="float" office:value="15.9317081575665" calcext:value-type="float">
            <text:p>15.9317081576</text:p>
          </table:table-cell>
          <table:table-cell table:formula="of:=SQRT( ([.D16]/[.G16])^2+([.H16]*[.C16]/[.G16]^2)^2 )*10^7/2.07" office:value-type="float" office:value="201.058979125732" calcext:value-type="float">
            <text:p>201.0589791257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Sn</text:p>
          </table:table-cell>
          <table:table-cell table:formula="of:=[.J9]-[.I9]" office:value-type="float" office:value="0.164341980000003" calcext:value-type="float">
            <text:p>0.16434198</text:p>
          </table:table-cell>
          <table:table-cell table:formula="of:=SQRT([.I10]^2+[.J10]^2)" office:value-type="float" office:value="1.88373534062755" calcext:value-type="float">
            <text:p>1.8837353406</text:p>
          </table:table-cell>
          <table:table-cell table:style-name="Default" office:value-type="float" office:value="510.9" calcext:value-type="float">
            <text:p>510.9</text:p>
          </table:table-cell>
          <table:table-cell table:style-name="Default" office:value-type="float" office:value="543" calcext:value-type="float">
            <text:p>543</text:p>
          </table:table-cell>
          <table:table-cell table:formula="of:=[.E17]*[.J9]/[.T5]+[.F17]/COS([.T4])" office:value-type="float" office:value="23935.329049312" calcext:value-type="float">
            <text:p>23935.329049312</text:p>
          </table:table-cell>
          <table:table-cell table:formula="of:=[.E17]*[.J10]/[.T5]" office:value-type="float" office:value="340.515353620282" calcext:value-type="float">
            <text:p>340.5153536203</text:p>
          </table:table-cell>
          <table:table-cell table:formula="of:=[.C17]/[.G17]/4.54*10^7" office:value-type="float" office:value="15.1235330561924" calcext:value-type="float">
            <text:p>15.1235330562</text:p>
          </table:table-cell>
          <table:table-cell table:formula="of:=SQRT( ([.D17]/[.G17])^2+([.H17]*[.C17]/[.G17]^2)^2 )*10^7/4.54" office:value-type="float" office:value="173.350446648136" calcext:value-type="float">
            <text:p>173.350446648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Z^2</text:p>
          </table:table-cell>
          <table:table-cell table:style-name="ce1" table:number-columns-repeated="2"/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e%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F</text:p>
          </table:table-cell>
          <table:table-cell table:formula="of:=9^2" office:value-type="float" office:value="81" calcext:value-type="float">
            <text:p>81</text:p>
          </table:table-cell>
          <table:table-cell table:formula="of:=([.E3]-[.F3])/[.C20]" office:value-type="float" office:value="3.58395061728395" calcext:value-type="float">
            <text:p>3.5839506173</text:p>
          </table:table-cell>
          <table:table-cell table:formula="of:=SQRT([.C4]^2+[.D4]^2)/[.C20]" office:value-type="float" office:value="0.169437416931336" calcext:value-type="float">
            <text:p>0.1694374169</text:p>
          </table:table-cell>
          <table:table-cell table:style-name="ce9" table:formula="of:=[.D20]/[.D24]" office:value-type="percentage" office:value="0.726556036726169" calcext:value-type="percentage">
            <text:p>72.66%</text:p>
          </table:table-cell>
          <table:table-cell table:style-name="ce9" table:formula="of:=[.E20]/[.D20]*[.F20]" office:value-type="percentage" office:value="0.034349183698308" calcext:value-type="percentage">
            <text:p>3.43%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S</text:p>
          </table:table-cell>
          <table:table-cell table:formula="of:=16^2" office:value-type="float" office:value="256" calcext:value-type="float">
            <text:p>256</text:p>
          </table:table-cell>
          <table:table-cell table:formula="of:=([.J3]-[.L3])/[.C21]" office:value-type="float" office:value="0.2865625" calcext:value-type="float">
            <text:p>0.2865625</text:p>
          </table:table-cell>
          <table:table-cell table:formula="of:=SQRT([.J4]^2+[.L4]^2)/[.C21]" office:value-type="float" office:value="0.0159421427826973" calcext:value-type="float">
            <text:p>0.0159421428</text:p>
          </table:table-cell>
          <table:table-cell table:style-name="ce9" table:formula="of:=[.D21]/[.D24]" office:value-type="percentage" office:value="0.0580933546545703" calcext:value-type="percentage">
            <text:p>5.81%</text:p>
          </table:table-cell>
          <table:table-cell table:style-name="ce9" table:formula="of:=[.E21]/[.D21]*[.F21]" office:value-type="percentage" office:value="0.00323186932913075" calcext:value-type="percentage">
            <text:p>0.32%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Sn</text:p>
          </table:table-cell>
          <table:table-cell table:formula="of:=50^2" office:value-type="float" office:value="2500" calcext:value-type="float">
            <text:p>2500</text:p>
          </table:table-cell>
          <table:table-cell table:formula="of:=([.O3]-[.Q3])/[.C22]" office:value-type="float" office:value="1.06228" calcext:value-type="float">
            <text:p>1.06228</text:p>
          </table:table-cell>
          <table:table-cell table:formula="of:=SQRT([.O4]^2+[.Q4]^2)/[.C22]" office:value-type="float" office:value="0.0128075602672796" calcext:value-type="float">
            <text:p>0.0128075603</text:p>
          </table:table-cell>
          <table:table-cell table:style-name="ce9" table:formula="of:=[.D22]/[.D24]" office:value-type="percentage" office:value="0.215350608619261" calcext:value-type="percentage">
            <text:p>21.54%</text:p>
          </table:table-cell>
          <table:table-cell table:style-name="ce9" table:formula="of:=[.E22]/[.D22]*[.F22]" office:value-type="percentage" office:value="0.00259641139670005" calcext:value-type="percentage">
            <text:p>0.26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0:.D22])" office:value-type="float" office:value="4.93279311728395" calcext:value-type="float">
            <text:p>4.9327931173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ostra - 30º" table:style-name="ta1"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24" table:default-cell-style-name="ce7"/>
        <table:table-column table:style-name="co21" table:default-cell-style-name="ce7"/>
        <table:table-column table:style-name="co24" table:number-columns-repeated="2" table:default-cell-style-name="ce7"/>
        <table:table-column table:style-name="co30" table:default-cell-style-name="ce7"/>
        <table:table-column table:style-name="co22" table:number-columns-repeated="2" table:default-cell-style-name="ce7"/>
        <table:table-column table:style-name="co9" table:default-cell-style-name="ce7"/>
        <table:table-column table:style-name="co31" table:number-columns-repeated="2" table:default-cell-style-name="ce7"/>
        <table:table-column table:style-name="co22" table:default-cell-style-name="ce7"/>
        <table:table-column table:style-name="co3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Pat Inicial</text:p>
          </table:table-cell>
          <table:table-cell table:style-name="ce8" office:value-type="string" calcext:value-type="string">
            <text:p>Fluor 1</text:p>
          </table:table-cell>
          <table:table-cell table:style-name="ce8" office:value-type="string" calcext:value-type="string">
            <text:p>Fluor 2</text:p>
          </table:table-cell>
          <table:table-cell table:style-name="ce8" office:value-type="string" calcext:value-type="string">
            <text:p>Par Subs 1</text:p>
          </table:table-cell>
          <table:table-cell table:style-name="ce8" office:value-type="string" calcext:value-type="string">
            <text:p>Pat Subs 2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o esq</text:p>
          </table:table-cell>
          <table:table-cell table:style-name="ce8" office:value-type="string" calcext:value-type="string">
            <text:p>S 1</text:p>
          </table:table-cell>
          <table:table-cell table:style-name="ce8" office:value-type="string" calcext:value-type="string">
            <text:p>S 2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o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Sn 1</text:p>
          </table:table-cell>
          <table:table-cell table:style-name="ce8" office:value-type="string" calcext:value-type="string">
            <text:p>Sn 2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o</text:p>
          </table:table-cell>
          <table:table-cell table:style-name="ce1"/>
          <table:table-cell table:style-name="ce1" office:value-type="string" calcext:value-type="string">
            <text:p>m(He)</text:p>
          </table:table-cell>
          <table:table-cell table:style-name="ce13" office:value-type="float" office:value="4.002" calcext:value-type="float">
            <text:p>4.002</text:p>
          </table:table-cell>
          <table:table-cell table:style-name="ce1" table:number-columns-repeated="1003"/>
        </table:table-row>
        <table:table-row table:style-name="ro1">
          <table:table-cell/>
          <table:table-cell table:style-name="ce8" office:value-type="string" calcext:value-type="string">
            <text:p>N (Cts)</text:p>
          </table:table-cell>
          <table:table-cell office:value-type="float" office:value="1095.7" calcext:value-type="float">
            <text:p>1095.7</text:p>
          </table:table-cell>
          <table:table-cell office:value-type="float" office:value="1182.3" calcext:value-type="float">
            <text:p>1182.3</text:p>
          </table:table-cell>
          <table:table-cell office:value-type="float" office:value="1074" calcext:value-type="float">
            <text:p>1074</text:p>
          </table:table-cell>
          <table:table-cell office:value-type="float" office:value="945" calcext:value-type="float">
            <text:p>945</text:p>
          </table:table-cell>
          <table:table-cell office:value-type="float" office:value="844" calcext:value-type="float">
            <text:p>844</text:p>
          </table:table-cell>
          <table:table-cell office:value-type="float" office:value="104.5" calcext:value-type="float">
            <text:p>104.5</text:p>
          </table:table-cell>
          <table:table-cell office:value-type="float" office:value="32.7" calcext:value-type="float">
            <text:p>32.7</text:p>
          </table:table-cell>
          <table:table-cell office:value-type="float" office:value="106.6" calcext:value-type="float">
            <text:p>106.6</text:p>
          </table:table-cell>
          <table:table-cell office:value-type="float" office:value="70.2" calcext:value-type="float">
            <text:p>70.2</text:p>
          </table:table-cell>
          <table:table-cell office:value-type="float" office:value="17.33" calcext:value-type="float">
            <text:p>17.33</text:p>
          </table:table-cell>
          <table:table-cell office:value-type="float" office:value="8.56" calcext:value-type="float">
            <text:p>8.56</text:p>
          </table:table-cell>
          <table:table-cell office:value-type="float" office:value="142.8" calcext:value-type="float">
            <text:p>142.8</text:p>
          </table:table-cell>
          <table:table-cell office:value-type="float" office:value="2700" calcext:value-type="float">
            <text:p>2700</text:p>
          </table:table-cell>
          <table:table-cell office:value-type="float" office:value="2443" calcext:value-type="float">
            <text:p>2443</text:p>
          </table:table-cell>
          <table:table-cell office:value-type="float" office:value="80.2" calcext:value-type="float">
            <text:p>80.2</text:p>
          </table:table-cell>
          <table:table-cell office:value-type="float" office:value="3.57" calcext:value-type="float">
            <text:p>3.57</text:p>
          </table:table-cell>
          <table:table-cell/>
          <table:table-cell table:style-name="ce1" office:value-type="string" calcext:value-type="string">
            <text:p>ang scat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>
            <text:p>eN (Cts)</text:p>
          </table:table-cell>
          <table:table-cell office:value-type="float" office:value="4.8" calcext:value-type="float">
            <text:p>4.8</text:p>
          </table:table-cell>
          <table:table-cell office:value-type="float" office:value="8.2" calcext:value-type="float">
            <text:p>8.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" office:value-type="string" calcext:value-type="string">
            <text:p>ang inc</text:p>
          </table:table-cell>
          <table:table-cell table:formula="of:=30*PI()/180" office:value-type="float" office:value="0.523598775598299" calcext:value-type="float">
            <text:p>0.5235987756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1" office:value-type="string" calcext:value-type="string">
            <text:p>E0</text:p>
          </table:table-cell>
          <table:table-cell table:style-name="ce7" office:value-type="float" office:value="1.9985" calcext:value-type="float">
            <text:p>1.998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8" office:value-type="string" calcext:value-type="string">
            <text:p>Fluor 1</text:p>
          </table:table-cell>
          <table:table-cell table:style-name="ce8" office:value-type="string" calcext:value-type="string">
            <text:p>Fluor 2</text:p>
          </table:table-cell>
          <table:table-cell table:style-name="ce8" office:value-type="string" calcext:value-type="string">
            <text:p>Subs</text:p>
          </table:table-cell>
          <table:table-cell table:style-name="ce8" office:value-type="string" calcext:value-type="string">
            <text:p>S 1</text:p>
          </table:table-cell>
          <table:table-cell table:style-name="ce8" office:value-type="string" calcext:value-type="string">
            <text:p>S 2</text:p>
          </table:table-cell>
          <table:table-cell table:number-columns-repeated="2" table:style-name="ce8" office:value-type="string" calcext:value-type="string">
            <text:p>Int</text:p>
          </table:table-cell>
          <table:table-cell table:style-name="ce8" office:value-type="string" calcext:value-type="string">
            <text:p>Sn 1</text:p>
          </table:table-cell>
          <table:table-cell table:style-name="ce8" office:value-type="string" calcext:value-type="string">
            <text:p>Sn 2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wF1</text:p>
          </table:table-cell>
          <table:table-cell table:style-name="ce8" office:value-type="string" calcext:value-type="string">
            <text:p>wF2</text:p>
          </table:table-cell>
          <table:table-cell table:style-name="ce8" office:value-type="string" calcext:value-type="string">
            <text:p>wS</text:p>
          </table:table-cell>
          <table:table-cell table:style-name="ce8" office:value-type="string" calcext:value-type="string">
            <text:p>wS1</text:p>
          </table:table-cell>
          <table:table-cell table:style-name="ce8" office:value-type="string" calcext:value-type="string">
            <text:p>wS2</text:p>
          </table:table-cell>
          <table:table-cell table:style-name="ce8" office:value-type="string" calcext:value-type="string">
            <text:p>wSn1</text:p>
          </table:table-cell>
          <table:table-cell table:style-name="ce8" office:value-type="string" calcext:value-type="string">
            <text:p>wSn2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 calcext:value-type="string">
            <text:p>Ch </text:p>
          </table:table-cell>
          <table:table-cell office:value-type="float" office:value="291.5" calcext:value-type="float">
            <text:p>291.5</text:p>
          </table:table-cell>
          <table:table-cell office:value-type="float" office:value="369.5" calcext:value-type="float">
            <text:p>369.5</text:p>
          </table:table-cell>
          <table:table-cell office:value-type="float" office:value="426.14" calcext:value-type="float">
            <text:p>426.14</text:p>
          </table:table-cell>
          <table:table-cell office:value-type="float" office:value="469.21" calcext:value-type="float">
            <text:p>469.21</text:p>
          </table:table-cell>
          <table:table-cell office:value-type="float" office:value="552.21" calcext:value-type="float">
            <text:p>552.21</text:p>
          </table:table-cell>
          <table:table-cell office:value-type="float" office:value="676.43" calcext:value-type="float">
            <text:p>676.43</text:p>
          </table:table-cell>
          <table:table-cell office:value-type="float" office:value="694.53" calcext:value-type="float">
            <text:p>694.53</text:p>
          </table:table-cell>
          <table:table-cell office:value-type="float" office:value="732.18" calcext:value-type="float">
            <text:p>732.18</text:p>
          </table:table-cell>
          <table:table-cell office:value-type="float" office:value="819.52" calcext:value-type="float">
            <text:p>819.52</text:p>
          </table:table-cell>
          <table:table-cell office:value-type="float" office:value="878.7" calcext:value-type="float">
            <text:p>878.7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6.4" calcext:value-type="float">
            <text:p>6.4</text:p>
          </table:table-cell>
          <table:table-cell office:value-type="float" office:value="11.21" calcext:value-type="float">
            <text:p>11.21</text:p>
          </table:table-cell>
          <table:table-cell office:value-type="float" office:value="14.79" calcext:value-type="float">
            <text:p>14.79</text:p>
          </table:table-cell>
          <table:table-cell office:value-type="float" office:value="9.4" calcext:value-type="float">
            <text:p>9.4</text:p>
          </table:table-cell>
          <table:table-cell office:value-type="float" office:value="13.45" calcext:value-type="float">
            <text:p>13.45</text:p>
          </table:table-cell>
          <table:table-cell table:style-name="ce7" office:value-type="float" office:value="13.69" calcext:value-type="float">
            <text:p>13.69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 calcext:value-type="string">
            <text:p>eCh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style-name="Default" office:value-type="float" office:value="2.5" calcext:value-type="float">
            <text:p>2.5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table:style-name="ce7"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 calcext:value-type="string">
            <text:p>E(MeV)</text:p>
          </table:table-cell>
          <table:table-cell table:formula="of:=[calib.$F$9]+[calib.$F$10]*10^(-3)*[.C7]" office:value-type="float" office:value="90.292871" calcext:value-type="float">
            <text:p>90.292871</text:p>
          </table:table-cell>
          <table:table-cell table:formula="of:=[calib.$F$9]+[calib.$F$10]*10^(-3)*[.D7]" office:value-type="float" office:value="90.470243" calcext:value-type="float">
            <text:p>90.470243</text:p>
          </table:table-cell>
          <table:table-cell table:formula="of:=[calib.$F$9]+[calib.$F$10]*10^(-3)*[.E7]" office:value-type="float" office:value="90.59904236" calcext:value-type="float">
            <text:p>90.59904236</text:p>
          </table:table-cell>
          <table:table-cell table:formula="of:=[calib.$F$9]+[calib.$F$10]*10^(-3)*[.F7]" office:value-type="float" office:value="90.69698354" calcext:value-type="float">
            <text:p>90.69698354</text:p>
          </table:table-cell>
          <table:table-cell table:formula="of:=[calib.$F$9]+[calib.$F$10]*10^(-3)*[.G7]" office:value-type="float" office:value="90.88572554" calcext:value-type="float">
            <text:p>90.88572554</text:p>
          </table:table-cell>
          <table:table-cell table:formula="of:=[calib.$F$9]+[calib.$F$10]*10^(-3)*[.H7]" office:value-type="float" office:value="91.16820182" calcext:value-type="float">
            <text:p>91.16820182</text:p>
          </table:table-cell>
          <table:table-cell table:formula="of:=[calib.$F$9]+[calib.$F$10]*10^(-3)*[.I7]" office:value-type="float" office:value="91.20936122" calcext:value-type="float">
            <text:p>91.20936122</text:p>
          </table:table-cell>
          <table:table-cell table:formula="of:=[calib.$F$9]+[calib.$F$10]*10^(-3)*[.J7]" office:value-type="float" office:value="91.29497732" calcext:value-type="float">
            <text:p>91.29497732</text:p>
          </table:table-cell>
          <table:table-cell table:formula="of:=[calib.$F$9]+[calib.$F$10]*10^(-3)*[.K7]" office:value-type="float" office:value="91.49358848" calcext:value-type="float">
            <text:p>91.49358848</text:p>
          </table:table-cell>
          <table:table-cell table:number-columns-repeated="8"/>
          <table:table-cell office:value-type="string" calcext:value-type="string">
            <text:p>Xi^2/ngl</text:p>
          </table:table-cell>
          <table:table-cell office:value-type="float" office:value="1.267" calcext:value-type="float">
            <text:p>1.267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>
            <text:p>eE(MeV)</text:p>
          </table:table-cell>
          <table:table-cell table:formula="of:=SQRT([calib.$G$9]^2 + [calib.$G$10]^2*[.C7]^2*10^-6 + [calib.$F$10]^2*[.C8]^2*10^-6)" office:value-type="float" office:value="1.33200523614792" calcext:value-type="float">
            <text:p>1.3320052361</text:p>
          </table:table-cell>
          <table:table-cell table:formula="of:=SQRT([calib.$G$9]^2 + [calib.$G$10]^2*[.D7]^2*10^-6 + [calib.$F$10]^2*[.D8]^2*10^-6)" office:value-type="float" office:value="1.33200479638925" calcext:value-type="float">
            <text:p>1.3320047964</text:p>
          </table:table-cell>
          <table:table-cell table:formula="of:=SQRT([calib.$G$9]^2 + [calib.$G$10]^2*[.E7]^2*10^-6 + [calib.$F$10]^2*[.E8]^2*10^-6)" office:value-type="float" office:value="1.33200069183347" calcext:value-type="float">
            <text:p>1.3320006918</text:p>
          </table:table-cell>
          <table:table-cell table:formula="of:=SQRT([calib.$G$9]^2 + [calib.$G$10]^2*[.F7]^2*10^-6 + [calib.$F$10]^2*[.F8]^2*10^-6)" office:value-type="float" office:value="1.33200175460942" calcext:value-type="float">
            <text:p>1.3320017546</text:p>
          </table:table-cell>
          <table:table-cell table:formula="of:=SQRT([calib.$G$9]^2 + [calib.$G$10]^2*[.G7]^2*10^-6 + [calib.$F$10]^2*[.G8]^2*10^-6)" office:value-type="float" office:value="1.33200270984763" calcext:value-type="float">
            <text:p>1.3320027098</text:p>
          </table:table-cell>
          <table:table-cell table:formula="of:=SQRT([calib.$G$9]^2 + [calib.$G$10]^2*[.H7]^2*10^-6 + [calib.$F$10]^2*[.H8]^2*10^-6)" office:value-type="float" office:value="1.33200290671303" calcext:value-type="float">
            <text:p>1.3320029067</text:p>
          </table:table-cell>
          <table:table-cell table:formula="of:=SQRT([calib.$G$9]^2 + [calib.$G$10]^2*[.I7]^2*10^-6 + [calib.$F$10]^2*[.I8]^2*10^-6)" office:value-type="float" office:value="1.3320030877437" calcext:value-type="float">
            <text:p>1.3320030877</text:p>
          </table:table-cell>
          <table:table-cell table:formula="of:=SQRT([calib.$G$9]^2 + [calib.$G$10]^2*[.J7]^2*10^-6 + [calib.$F$10]^2*[.J8]^2*10^-6)" office:value-type="float" office:value="1.33200175429061" calcext:value-type="float">
            <text:p>1.3320017543</text:p>
          </table:table-cell>
          <table:table-cell table:formula="of:=SQRT([calib.$G$9]^2 + [calib.$G$10]^2*[.K7]^2*10^-6 + [calib.$F$10]^2*[.K8]^2*10^-6)" office:value-type="float" office:value="1.33200220394378" calcext:value-type="float">
            <text:p>1.3320022039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M(uma)</text:p>
          </table:table-cell>
          <table:table-cell table:formula="of:=[.$U$2]*(1+[.C9]/[.$U$5]-2*SQRT([.C9]/[.$U$5])*COS([.$U$3]))/(1-[.C9]/[.$U$5])" office:value-type="float" office:value="-5.35940854145279" calcext:value-type="float">
            <text:p>-5.3594085415</text:p>
          </table:table-cell>
          <table:table-cell table:formula="of:=[.$U$2]*(1+[.D9]/[.$U$5]-2*SQRT([.D9]/[.$U$5])*COS([.$U$3]))/(1-[.D9]/[.$U$5])" office:value-type="float" office:value="-5.3578395771067" calcext:value-type="float">
            <text:p>-5.3578395771</text:p>
          </table:table-cell>
          <table:table-cell table:formula="of:=[.$U$2]*(1+[.E9]/[.$U$5]-2*SQRT([.E9]/[.$U$5])*COS([.$U$3]))/(1-[.E9]/[.$U$5])" office:value-type="float" office:value="-5.35670349782587" calcext:value-type="float">
            <text:p>-5.3567034978</text:p>
          </table:table-cell>
          <table:table-cell table:formula="of:=[.$U$2]*(1+[.F9]/[.$U$5]-2*SQRT([.F9]/[.$U$5])*COS([.$U$3]))/(1-[.F9]/[.$U$5])" office:value-type="float" office:value="-5.35584141586696" calcext:value-type="float">
            <text:p>-5.3558414159</text:p>
          </table:table-cell>
          <table:table-cell table:formula="of:=[.$U$2]*(1+[.G9]/[.$U$5]-2*SQRT([.G9]/[.$U$5])*COS([.$U$3]))/(1-[.G9]/[.$U$5])" office:value-type="float" office:value="-5.35418449745308" calcext:value-type="float">
            <text:p>-5.3541844975</text:p>
          </table:table-cell>
          <table:table-cell table:formula="of:=[.$U$2]*(1+[.H9]/[.$U$5]-2*SQRT([.H9]/[.$U$5])*COS([.$U$3]))/(1-[.H9]/[.$U$5])" office:value-type="float" office:value="-5.35171546138434" calcext:value-type="float">
            <text:p>-5.3517154614</text:p>
          </table:table-cell>
          <table:table-cell table:formula="of:=[.$U$2]*(1+[.I9]/[.$U$5]-2*SQRT([.I9]/[.$U$5])*COS([.$U$3]))/(1-[.I9]/[.$U$5])" office:value-type="float" office:value="-5.3513567705233" calcext:value-type="float">
            <text:p>-5.3513567705</text:p>
          </table:table-cell>
          <table:table-cell table:formula="of:=[.$U$2]*(1+[.J9]/[.$U$5]-2*SQRT([.J9]/[.$U$5])*COS([.$U$3]))/(1-[.J9]/[.$U$5])" office:value-type="float" office:value="-5.3506115225786" calcext:value-type="float">
            <text:p>-5.3506115226</text:p>
          </table:table-cell>
          <table:table-cell table:formula="of:=[.$U$2]*(1+[.K9]/[.$U$5]-2*SQRT([.K9]/[.$U$5])*COS([.$U$3]))/(1-[.K9]/[.$U$5])" office:value-type="float" office:value="-5.34888720895624" calcext:value-type="float">
            <text:p>-5.348887209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eM(uma)</text:p>
          </table:table-cell>
          <table:table-cell table:formula="of:=ABS([.$U$2]/([.C9]/[.$U$5]-1)^2/SQRT([.C9]/[.$U$5])*((1+[.C9]/[.$U$5])*COS([.$U$3])-2*SQRT([.C9]/[.$U$5]))*[.C10]/[.$U$5])" office:value-type="float" office:value="0.0118018176288081" calcext:value-type="float">
            <text:p>0.0118018176</text:p>
          </table:table-cell>
          <table:table-cell table:formula="of:=ABS([.$U$2]/([.D9]/[.$U$5]-1)^2/SQRT([.D9]/[.$U$5])*((1+[.D9]/[.$U$5])*COS([.$U$3])-2*SQRT([.D9]/[.$U$5]))*[.D10]/[.$U$5])" office:value-type="float" office:value="0.0117630230678015" calcext:value-type="float">
            <text:p>0.0117630231</text:p>
          </table:table-cell>
          <table:table-cell table:formula="of:=ABS([.$U$2]/([.E9]/[.$U$5]-1)^2/SQRT([.E9]/[.$U$5])*((1+[.E9]/[.$U$5])*COS([.$U$3])-2*SQRT([.E9]/[.$U$5]))*[.E10]/[.$U$5])" office:value-type="float" office:value="0.0117349492042063" calcext:value-type="float">
            <text:p>0.0117349492</text:p>
          </table:table-cell>
          <table:table-cell table:formula="of:=ABS([.$U$2]/([.F9]/[.$U$5]-1)^2/SQRT([.F9]/[.$U$5])*((1+[.F9]/[.$U$5])*COS([.$U$3])-2*SQRT([.F9]/[.$U$5]))*[.F10]/[.$U$5])" office:value-type="float" office:value="0.0117137112371458" calcext:value-type="float">
            <text:p>0.0117137112</text:p>
          </table:table-cell>
          <table:table-cell table:formula="of:=ABS([.$U$2]/([.G9]/[.$U$5]-1)^2/SQRT([.G9]/[.$U$5])*((1+[.G9]/[.$U$5])*COS([.$U$3])-2*SQRT([.G9]/[.$U$5]))*[.G10]/[.$U$5])" office:value-type="float" office:value="0.0116729507143181" calcext:value-type="float">
            <text:p>0.0116729507</text:p>
          </table:table-cell>
          <table:table-cell table:formula="of:=ABS([.$U$2]/([.H9]/[.$U$5]-1)^2/SQRT([.H9]/[.$U$5])*((1+[.H9]/[.$U$5])*COS([.$U$3])-2*SQRT([.H9]/[.$U$5]))*[.H10]/[.$U$5])" office:value-type="float" office:value="0.0116123679297901" calcext:value-type="float">
            <text:p>0.0116123679</text:p>
          </table:table-cell>
          <table:table-cell table:formula="of:=ABS([.$U$2]/([.I9]/[.$U$5]-1)^2/SQRT([.I9]/[.$U$5])*((1+[.I9]/[.$U$5])*COS([.$U$3])-2*SQRT([.I9]/[.$U$5]))*[.I10]/[.$U$5])" office:value-type="float" office:value="0.0116035846456895" calcext:value-type="float">
            <text:p>0.0116035846</text:p>
          </table:table-cell>
          <table:table-cell table:formula="of:=ABS([.$U$2]/([.J9]/[.$U$5]-1)^2/SQRT([.J9]/[.$U$5])*((1+[.J9]/[.$U$5])*COS([.$U$3])-2*SQRT([.J9]/[.$U$5]))*[.J10]/[.$U$5])" office:value-type="float" office:value="0.0115853342899517" calcext:value-type="float">
            <text:p>0.0115853343</text:p>
          </table:table-cell>
          <table:table-cell table:formula="of:=ABS([.$U$2]/([.K9]/[.$U$5]-1)^2/SQRT([.K9]/[.$U$5])*((1+[.K9]/[.$U$5])*COS([.$U$3])-2*SQRT([.K9]/[.$U$5]))*[.K10]/[.$U$5])" office:value-type="float" office:value="0.0115432079848804" calcext:value-type="float">
            <text:p>0.01154320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Si</text:p>
          </table:table-cell>
          <table:table-cell/>
          <table:table-cell table:style-name="ce12" office:value-type="string" calcext:value-type="string">
            <text:p>S</text:p>
          </table:table-cell>
          <table:table-cell table:number-columns-repeated="3"/>
          <table:table-cell table:style-name="ce12" office:value-type="string" calcext:value-type="string">
            <text:p>Sn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/>
          <table:table-cell table:style-name="ce1"/>
          <table:table-cell table:style-name="ce1" office:value-type="string" calcext:value-type="string">
            <text:p>dE (MeV)</text:p>
          </table:table-cell>
          <table:table-cell table:style-name="ce8" office:value-type="string" calcext:value-type="string">
            <text:p>eDe (MeV)</text:p>
          </table:table-cell>
          <table:table-cell table:style-name="ce8" office:value-type="string" calcext:value-type="string">
            <text:p>dE/dx (E0)</text:p>
          </table:table-cell>
          <table:table-cell table:style-name="ce8" office:value-type="string" calcext:value-type="string">
            <text:p>dE/dx (E’0)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S</text:p>
          </table:table-cell>
          <table:table-cell table:style-name="ce1" office:value-type="string" calcext:value-type="string">
            <text:p>t(nm)</text:p>
          </table:table-cell>
          <table:table-cell table:style-name="ce8" office:value-type="string" calcext:value-type="string">
            <text:p>et(nm)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style-name="Default" table:formula="of:=[.D9]-[.C9]" office:value-type="float" office:value="0.177372000000005" calcext:value-type="float">
            <text:p>0.177372</text:p>
          </table:table-cell>
          <table:table-cell table:formula="of:=SQRT([.C10]^2+[.D10]^2)" office:value-type="float" office:value="1.88373955915605" calcext:value-type="float">
            <text:p>1.8837395592</text:p>
          </table:table-cell>
          <table:table-cell table:formula="of:=(1331+1098)/2" office:value-type="float" office:value="1214.5" calcext:value-type="float">
            <text:p>1214.5</text:p>
          </table:table-cell>
          <table:table-cell table:formula="of:=(1821+1324)/2" office:value-type="float" office:value="1572.5" calcext:value-type="float">
            <text:p>1572.5</text:p>
          </table:table-cell>
          <table:table-cell table:style-name="Default" table:formula="of:=[.E16]*[.D9]/[.U5]+[.F16]/COS([.U4])" office:value-type="float" office:value="56795.056125498" calcext:value-type="float">
            <text:p>56795.056125498</text:p>
          </table:table-cell>
          <table:table-cell table:style-name="Default" table:formula="of:=[.E16]*[.D10]/[.U5]" office:value-type="float" office:value="809.467012867022" calcext:value-type="float">
            <text:p>809.467012867</text:p>
          </table:table-cell>
          <table:table-cell table:style-name="Default" table:formula="of:=[.C16]/[.G16]/1.696*10^7" office:value-type="float" office:value="18.4140230337518" calcext:value-type="float">
            <text:p>18.4140230338</text:p>
          </table:table-cell>
          <table:table-cell table:formula="of:=SQRT(([.D16]/[.G16])^2+([.H16]*[.C16]/[.G16]^2)^2)*10^7/1.696" office:value-type="float" office:value="195.562179301914" calcext:value-type="float">
            <text:p>195.5621793019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</text:p>
          </table:table-cell>
          <table:table-cell table:style-name="Default" table:formula="of:=[.G9]-[.F9]" office:value-type="float" office:value="0.188742000000005" calcext:value-type="float">
            <text:p>0.188742</text:p>
          </table:table-cell>
          <table:table-cell table:formula="of:=SQRT([.F10]^2+[.G10]^2)" office:value-type="float" office:value="1.88373562192894" calcext:value-type="float">
            <text:p>1.8837356219</text:p>
          </table:table-cell>
          <table:table-cell table:formula="of:=(1024+912.5)/2" office:value-type="float" office:value="968.25" calcext:value-type="float">
            <text:p>968.25</text:p>
          </table:table-cell>
          <table:table-cell table:formula="of:=(1278+1202)/2" office:value-type="float" office:value="1240" calcext:value-type="float">
            <text:p>1240</text:p>
          </table:table-cell>
          <table:table-cell table:style-name="Default" table:formula="of:=[.E17]*[.G9]/[.U5]+[.F17]/COS([.U4])" office:value-type="float" office:value="45464.9053521562" calcext:value-type="float">
            <text:p>45464.9053521562</text:p>
          </table:table-cell>
          <table:table-cell table:style-name="Default" table:formula="of:=[.E17]*[.G10]/[.U5]" office:value-type="float" office:value="645.339816767558" calcext:value-type="float">
            <text:p>645.3398167676</text:p>
          </table:table-cell>
          <table:table-cell table:style-name="Default" table:formula="of:=[.C17]/[.G17]/2.07*10^7" office:value-type="float" office:value="20.0549653493572" calcext:value-type="float">
            <text:p>20.0549653494</text:p>
          </table:table-cell>
          <table:table-cell table:formula="of:=SQRT(([.D17]/[.G17])^2+([.H17]*[.C17]/[.G17]^2)^2)*10^7/2.07" office:value-type="float" office:value="200.158368732326" calcext:value-type="float">
            <text:p>200.1583687323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n</text:p>
          </table:table-cell>
          <table:table-cell table:style-name="Default" table:formula="of:=[.K9]-[.J9]" office:value-type="float" office:value="0.198611159999999" calcext:value-type="float">
            <text:p>0.19861116</text:p>
          </table:table-cell>
          <table:table-cell table:formula="of:=SQRT([.J10]^2+[.K10]^2)" office:value-type="float" office:value="1.88373526397537" calcext:value-type="float">
            <text:p>1.883735264</text:p>
          </table:table-cell>
          <table:table-cell office:value-type="float" office:value="510.9" calcext:value-type="float">
            <text:p>510.9</text:p>
          </table:table-cell>
          <table:table-cell office:value-type="float" office:value="547.1" calcext:value-type="float">
            <text:p>547.1</text:p>
          </table:table-cell>
          <table:table-cell table:style-name="Default" table:formula="of:=[.E18]*[.K9]/[.U5]+[.F18]/COS([.U4])" office:value-type="float" office:value="24021.3160262846" calcext:value-type="float">
            <text:p>24021.3160262846</text:p>
          </table:table-cell>
          <table:table-cell table:style-name="Default" table:formula="of:=[.E18]*[.K10]/[.U5]" office:value-type="float" office:value="340.515349509571" calcext:value-type="float">
            <text:p>340.5153495096</text:p>
          </table:table-cell>
          <table:table-cell table:style-name="Default" table:formula="of:=[.C18]/[.G18]*10^7/4.54" office:value-type="float" office:value="18.2117214119248" calcext:value-type="float">
            <text:p>18.2117214119</text:p>
          </table:table-cell>
          <table:table-cell table:formula="of:=SQRT(([.D18]/[.G18])^2+([.H18]*[.C18]/[.G18]^2)^2)*10^7/4.54" office:value-type="float" office:value="172.729972263532" calcext:value-type="float">
            <text:p>172.7299722635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Z^2</text:p>
          </table:table-cell>
          <table:table-cell table:style-name="ce1" table:number-columns-repeated="2"/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e%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F</text:p>
          </table:table-cell>
          <table:table-cell table:formula="of:=9^2" office:value-type="float" office:value="81" calcext:value-type="float">
            <text:p>81</text:p>
          </table:table-cell>
          <table:table-cell table:formula="of:=([.E3]-[.F3])/[.C21]" office:value-type="float" office:value="1.59259259259259" calcext:value-type="float">
            <text:p>1.5925925926</text:p>
          </table:table-cell>
          <table:table-cell table:formula="of:=SQRT([.E4]^2+[.F4]^2)/[.C21]" office:value-type="float" office:value="0.23970972640676" calcext:value-type="float">
            <text:p>0.2397097264</text:p>
          </table:table-cell>
          <table:table-cell table:style-name="ce9" table:formula="of:=[.D21]/[.D25]" office:value-type="percentage" office:value="0.566931260187891" calcext:value-type="percentage">
            <text:p>56.69%</text:p>
          </table:table-cell>
          <table:table-cell table:style-name="ce9" table:formula="of:=[.E21]/[.D21]*[.F21]" office:value-type="percentage" office:value="0.0853318908446312" calcext:value-type="percentage">
            <text:p>8.53%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S</text:p>
          </table:table-cell>
          <table:table-cell table:formula="of:=16^2" office:value-type="float" office:value="256" calcext:value-type="float">
            <text:p>256</text:p>
          </table:table-cell>
          <table:table-cell table:formula="of:=([.K3]-[.M3])/[.C22]" office:value-type="float" office:value="0.24078125" calcext:value-type="float">
            <text:p>0.24078125</text:p>
          </table:table-cell>
          <table:table-cell table:formula="of:=SQRT([.K4]^2+[.M4]^2)/[.C22]" office:value-type="float" office:value="0.0135291659047454" calcext:value-type="float">
            <text:p>0.0135291659</text:p>
          </table:table-cell>
          <table:table-cell table:style-name="ce9" table:formula="of:=[.D22]/[.D25]" office:value-type="percentage" office:value="0.085713331913654" calcext:value-type="percentage">
            <text:p>8.57%</text:p>
          </table:table-cell>
          <table:table-cell table:style-name="ce9" table:formula="of:=[.E22]/[.D22]*[.F22]" office:value-type="percentage" office:value="0.0048161137451871" calcext:value-type="percentage">
            <text:p>0.48%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Sn</text:p>
          </table:table-cell>
          <table:table-cell table:formula="of:=50^2" office:value-type="float" office:value="2500" calcext:value-type="float">
            <text:p>2500</text:p>
          </table:table-cell>
          <table:table-cell table:formula="of:=([.P3]-[.R3])/[.C23]" office:value-type="float" office:value="0.975772" calcext:value-type="float">
            <text:p>0.975772</text:p>
          </table:table-cell>
          <table:table-cell table:formula="of:=SQRT([.P4]^2+[.R4]^2)/[.C23]" office:value-type="float" office:value="0.0100024197072508" calcext:value-type="float">
            <text:p>0.0100024197</text:p>
          </table:table-cell>
          <table:table-cell table:style-name="ce9" table:formula="of:=[.D23]/[.D25]" office:value-type="percentage" office:value="0.347355407898455" calcext:value-type="percentage">
            <text:p>34.74%</text:p>
          </table:table-cell>
          <table:table-cell table:style-name="ce9" table:formula="of:=[.E23]/[.D23]*[.F23]" office:value-type="percentage" office:value="0.00356066230367715" calcext:value-type="percentage">
            <text:p>0.36%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3"/>
          <table:table-cell table:formula="of:=SUM([.D21:.D23])" office:value-type="float" office:value="2.80914584259259" calcext:value-type="float">
            <text:p>2.8091458426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02:10:50.324964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8:49:34.262700627</meta:creation-date>
    <dc:date>2017-05-09T02:13:51.331880829</dc:date>
    <meta:editing-duration>PT9H2M49S</meta:editing-duration>
    <meta:editing-cycles>107</meta:editing-cycles>
    <meta:generator>LibreOffice/4.2.8.2$Linux_X86_64 LibreOffice_project/420m0$Build-2</meta:generator>
    <meta:document-statistic meta:table-count="5" meta:cell-count="1008" meta:object-count="0"/>
  </office:meta>
</office:document-meta>
</file>